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2.53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2.538cm"/>
        </style:tab-stops>
      </style:paragraph-properties>
      <style:text-properties style:text-position="0% 100%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break-before="page"/>
    </style:style>
    <style:style style:name="P5" style:family="paragraph" style:parent-style-name="Standard">
      <style:text-properties style:text-position="0% 100%"/>
    </style:style>
    <style:style style:name="P6" style:family="paragraph" style:parent-style-name="Table_20_Contents">
      <style:text-properties style:text-position="0% 100%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sub 58%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0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htävä 1.</text:p>
      <text:p text:style-name="Standard"/>
      <text:p text:style-name="Standard"><draw:frame draw:style-name="fr1" draw:name="Object7" text:anchor-type="as-char" svg:y="-0.377cm" svg:width="1.663cm" svg:height="0.467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ct16" text:anchor-type="as-char" svg:y="-0.377cm" svg:width="1.84cm" svg:height="0.533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/>
      <text:p text:style-name="Standard"><draw:frame draw:style-name="fr1" draw:name="Object17" text:anchor-type="as-char" svg:y="-0.377cm" svg:width="1.558cm" svg:height="0.533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/>
      <text:p text:style-name="Standard"><draw:frame draw:style-name="fr1" draw:name="Object19" text:anchor-type="as-char" svg:y="-0.377cm" svg:width="1.983cm" svg:height="0.533cm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/>
      <text:p text:style-name="Standard"><draw:frame draw:style-name="fr1" draw:name="Object18" text:anchor-type="as-char" svg:y="-0.377cm" svg:width="1.203cm" svg:height="0.533cm" draw:z-index="31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Lasketaan jännitehäviöt</text:p>
      <text:p text:style-name="Standard"/>
      <text:p text:style-name="Standard"><draw:frame draw:style-name="fr1" draw:name="Object31" text:anchor-type="as-char" svg:y="-0.377cm" svg:width="1.584cm" svg:height="0.469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p text:style-name="Standard"><draw:frame draw:style-name="fr1" draw:name="Object82" text:anchor-type="as-char" svg:y="-0.377cm" svg:width="3.789cm" svg:height="0.533cm" draw:z-index="3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/>
      <text:p text:style-name="Standard"><draw:frame draw:style-name="fr1" draw:name="Object35" text:anchor-type="as-char" svg:y="-0.377cm" svg:width="1.991cm" svg:height="0.533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/>
      <text:p text:style-name="Standard"><draw:frame draw:style-name="fr1" draw:name="Object36" text:anchor-type="as-char" svg:y="-0.377cm" svg:width="2.826cm" svg:height="0.533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/>
      <text:p text:style-name="Standard"><draw:frame draw:style-name="fr1" draw:name="Object81" text:anchor-type="as-char" svg:y="-0.377cm" svg:width="2.111cm" svg:height="0.533cm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/>
      <text:p text:style-name="Standard">Lasketaan jännite sisäisen vastuksen yli, sille jää 1.25V</text:p>
      <text:p text:style-name="Standard"/>
      <text:p text:style-name="Standard">Lasketaan sen avulla virta, nyt meillä on kokonaisvirta. Sen avulla koko homma pyörähtää</text:p>
      <text:p text:style-name="Standard"/>
      <text:p text:style-name="Standard">Vastuksen R1 läpi kulkeva virta</text:p>
      <text:p text:style-name="Standard"/>
      <text:p text:style-name="Standard">Yhtälöryhmä:</text:p>
      <text:p text:style-name="Standard"/>
      <text:p text:style-name="Standard"/>
      <text:p text:style-name="Standard">Joten vastus R2</text:p>
      <text:p text:style-name="Standard"/>
      <text:p text:style-name="Standard"/>
      <text:p text:style-name="Standard"/>
      <text:p text:style-name="Standard"><draw:frame draw:style-name="fr1" draw:name="Object32" text:anchor-type="as-char" svg:y="-0.683cm" svg:width="4.173cm" svg:height="1.125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<draw:frame draw:style-name="fr1" draw:name="Object33" text:anchor-type="as-char" svg:y="-0.684cm" svg:width="2.817cm" svg:height="1.065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draw:frame draw:style-name="fr1" draw:name="Object34" text:anchor-type="as-char" svg:y="-0.623cm" svg:width="2.596cm" svg:height="1.065cm" draw:z-index="39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P3">Tehtävä 2.</text:p>
      <text:p text:style-name="Standard"/>
      <text:p text:style-name="Standard"><draw:frame draw:style-name="fr1" draw:name="Object37" text:anchor-type="as-char" svg:y="-0.377cm" svg:width="1.635cm" svg:height="0.469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/>
      <text:p text:style-name="Standard"><draw:frame draw:style-name="fr1" draw:name="Object38" text:anchor-type="as-char" svg:y="-0.377cm" svg:width="1.834cm" svg:height="0.533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/>
      <text:p text:style-name="Standard"><draw:frame draw:style-name="fr1" draw:name="Object39" text:anchor-type="as-char" svg:y="-0.377cm" svg:width="1.774cm" svg:height="0.533cm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/>
      <text:p text:style-name="Standard"><draw:frame draw:style-name="fr1" draw:name="Object40" text:anchor-type="as-char" svg:y="-0.377cm" svg:width="1.776cm" svg:height="0.533cm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/>
      <text:p text:style-name="Standard">a) Kaikkien jännitehäviöiden summasta saadaan lähdejännite</text:p>
      <text:p text:style-name="Standard"/>
      <text:p text:style-name="Standard"/>
      <text:p text:style-name="Standard"><draw:frame draw:style-name="fr1" draw:name="Object42" text:anchor-type="as-char" svg:y="-0.377cm" svg:width="3.838cm" svg:height="0.533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/>
      <text:p text:style-name="Standard"><draw:frame draw:style-name="fr1" draw:name="Object43" text:anchor-type="as-char" svg:y="-0.386cm" svg:width="5.269cm" svg:height="0.51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/>
      <text:p text:style-name="Standard"><draw:frame draw:style-name="fr1" draw:name="Object44" text:anchor-type="as-char" svg:y="-0.377cm" svg:width="2.21cm" svg:height="0.469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/>
      <text:p text:style-name="Standard">Ja jos jätetään tästä pois virtalähteen sisäinen vastus, saadaan liitinjännite</text:p>
      <text:p text:style-name="Standard"/>
      <text:p text:style-name="Standard"><draw:frame draw:style-name="fr1" draw:name="Object51" text:anchor-type="as-char" svg:y="-0.377cm" svg:width="2.505cm" svg:height="0.533cm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Standard"/>
      <text:p text:style-name="Standard"><draw:frame draw:style-name="fr1" draw:name="Object52" text:anchor-type="as-char" svg:y="-0.377cm" svg:width="4.11cm" svg:height="0.533cm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/>
      <text:p text:style-name="Standard"><draw:frame draw:style-name="fr1" draw:name="Object53" text:anchor-type="as-char" svg:y="-0.377cm" svg:width="2.482cm" svg:height="0.533cm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>b) </text:p>
      <text:p text:style-name="Standard"/>
      <text:p text:style-name="Standard"><draw:frame draw:style-name="fr1" draw:name="Object41" text:anchor-type="as-char" svg:y="-0.377cm" svg:width="1.584cm" svg:height="0.469cm" draw:z-index="5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/>
      <text:p text:style-name="Standard"><draw:frame draw:style-name="fr1" draw:name="Object45" text:anchor-type="as-char" svg:y="-0.377cm" svg:width="2.893cm" svg:height="0.533cm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/>
      <text:p text:style-name="Standard"><draw:frame draw:style-name="fr1" draw:name="Object46" text:anchor-type="as-char" svg:y="-0.377cm" svg:width="2.066cm" svg:height="0.533cm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/>
      <text:p text:style-name="Standard"><draw:frame draw:style-name="fr1" draw:name="Object48" text:anchor-type="as-char" svg:y="-0.377cm" svg:width="2.831cm" svg:height="0.533cm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/>
      <text:p text:style-name="Standard"><draw:frame draw:style-name="fr1" draw:name="Object47" text:anchor-type="as-char" svg:y="-0.377cm" svg:width="1.794cm" svg:height="0.533cm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/>
      <text:p text:style-name="Standard"><draw:frame draw:style-name="fr1" draw:name="Object50" text:anchor-type="as-char" svg:y="-0.377cm" svg:width="2.833cm" svg:height="0.533cm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Standard"/>
      <text:p text:style-name="Standard"><draw:frame draw:style-name="fr1" draw:name="Object49" text:anchor-type="as-char" svg:y="-0.377cm" svg:width="1.813cm" svg:height="0.533cm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">Tehtävä 3.</text:p>
      <text:p text:style-name="Standard"/>
      <text:p text:style-name="Standard"><draw:g text:anchor-type="paragraph" draw:z-index="8" draw:style-name="gr1"><draw:line draw:style-name="gr2" draw:text-style-name="P7" svg:x1="1.939cm" svg:y1="2.032cm" svg:x2="12.48cm" svg:y2="2.032cm"><text:p/></draw:line><draw:line draw:style-name="gr2" draw:text-style-name="P7" svg:x1="1.939cm" svg:y1="2.032cm" svg:x2="1.939cm" svg:y2="4.445cm"><text:p/></draw:line><draw:line draw:style-name="gr2" draw:text-style-name="P7" svg:x1="1.939cm" svg:y1="5.715cm" svg:x2="1.939cm" svg:y2="7.874cm"><text:p/></draw:line><draw:line draw:style-name="gr2" draw:text-style-name="P7" svg:x1="1.939cm" svg:y1="9.144cm" svg:x2="1.939cm" svg:y2="10.922cm"><text:p/></draw:line><draw:line draw:style-name="gr2" draw:text-style-name="P7" svg:x1="1.939cm" svg:y1="18.669cm" svg:x2="12.48cm" svg:y2="18.669cm"><text:p/></draw:line><draw:custom-shape draw:style-name="gr10" draw:text-style-name="P7" svg:width="0.636cm" svg:height="1.271cm" svg:x="10.321cm" svg:y="3.302cm"><text:p/><draw:enhanced-geometry svg:viewBox="0 0 21600 21600" draw:type="rectangle" draw:enhanced-path="M 0 0 L 21600 0 21600 21600 0 21600 0 0 Z N"/></draw:custom-shape><draw:custom-shape draw:style-name="gr10" draw:text-style-name="P7" svg:width="0.636cm" svg:height="1.271cm" svg:x="14.639cm" svg:y="3.298cm"><text:p/><draw:enhanced-geometry svg:viewBox="0 0 21600 21600" draw:mirror-horizontal="false" draw:mirror-vertical="false" draw:type="rectangle" draw:enhanced-path="M 0 0 L 21600 0 21600 21600 0 21600 0 0 Z N"/></draw:custom-shape><draw:line draw:style-name="gr2" draw:text-style-name="P7" svg:x1="10.575cm" svg:y1="2.032cm" svg:x2="10.575cm" svg:y2="3.302cm"><text:p/></draw:line><draw:line draw:style-name="gr2" draw:text-style-name="P7" svg:x1="10.575cm" svg:y1="4.572cm" svg:x2="10.575cm" svg:y2="6.223cm"><text:p/></draw:line><draw:line draw:style-name="gr2" draw:text-style-name="P7" svg:x1="15.02cm" svg:y1="6.223cm" svg:x2="15.02cm" svg:y2="4.568cm"><text:p/></draw:line><draw:line draw:style-name="gr2" draw:text-style-name="P7" svg:x1="1.304cm" svg:y1="4.445cm" svg:x2="2.574cm" svg:y2="4.445cm"><text:p/></draw:line><draw:line draw:style-name="gr2" draw:text-style-name="P7" svg:x1="1.685cm" svg:y1="5.715cm" svg:x2="2.193cm" svg:y2="5.715cm"><text:p/></draw:line><draw:custom-shape draw:style-name="gr10" draw:text-style-name="P7" svg:width="0.636cm" svg:height="1.271cm" svg:x="1.558cm" svg:y="7.874cm"><text:p/><draw:enhanced-geometry svg:viewBox="0 0 21600 21600" draw:type="rectangle" draw:enhanced-path="M 0 0 L 21600 0 21600 21600 0 21600 0 0 Z N"/></draw:custom-shape><draw:frame draw:style-name="gr9" draw:text-style-name="P10" svg:width="1.144cm" svg:height="1.14cm" svg:x="2.32cm" svg:y="3.302cm"><draw:text-box><text:p text:style-name="P8"><text:span text:style-name="T4">+</text:span></text:p></draw:text-box></draw:frame><draw:frame draw:style-name="gr11" draw:text-style-name="P10" svg:width="1.017cm" svg:height="1.267cm" svg:x="2.193cm" svg:y="5.842cm"><draw:text-box><text:p text:style-name="P8"><text:span text:style-name="T4">-</text:span></text:p></draw:text-box></draw:frame><draw:custom-shape draw:style-name="gr12" draw:text-style-name="P7" svg:width="3.43cm" svg:height="6.478cm" svg:x="0.542cm" svg:y="3.175cm"><text:p/><draw:enhanced-geometry svg:viewBox="0 0 21600 21600" draw:type="rectangle" draw:enhanced-path="M 0 0 L 21600 0 21600 21600 0 21600 0 0 Z N"/></draw:custom-shape><draw:frame draw:style-name="gr4" draw:text-style-name="P10" svg:width="1.525cm" svg:height="1.394cm" svg:x="2.447cm" svg:y="8.001cm"><draw:text-box><text:p text:style-name="P8"><text:span text:style-name="T4">R</text:span><text:span text:style-name="T5">i</text:span></text:p></draw:text-box></draw:frame><draw:frame draw:style-name="gr4" draw:text-style-name="P10" svg:width="1.525cm" svg:height="1.394cm" svg:x="8.416cm" svg:y="3.175cm"><draw:text-box><text:p text:style-name="P8"><text:span text:style-name="T4">R</text:span><text:span text:style-name="T5">1</text:span></text:p></draw:text-box></draw:frame><draw:frame draw:style-name="gr4" draw:text-style-name="P10" svg:width="1.144cm" svg:height="1.394cm" svg:x="2.701cm" svg:y="4.953cm"><draw:text-box><text:p text:style-name="P8"><text:span text:style-name="T4">U</text:span></text:p></draw:text-box></draw:frame><draw:line draw:style-name="gr8" draw:text-style-name="P7" svg:x1="5.495cm" svg:y1="1.397cm" svg:x2="8.924cm" svg:y2="1.397cm"><text:p/></draw:line><draw:frame draw:style-name="gr11" draw:text-style-name="P10" svg:width="1.144cm" svg:height="1.267cm" svg:x="6.257cm" svg:y="0cm"><draw:text-box><text:p text:style-name="P8"><text:span text:style-name="T4">I</text:span><text:span text:style-name="T5">1</text:span></text:p></draw:text-box></draw:frame><draw:line draw:style-name="gr2" draw:text-style-name="P7" svg:x1="12.48cm" svg:y1="2.032cm" svg:x2="15.02cm" svg:y2="2.032cm"><text:p/></draw:line><draw:line draw:style-name="gr2" draw:text-style-name="P7" svg:x1="15.02cm" svg:y1="2.032cm" svg:x2="15.02cm" svg:y2="3.302cm"><text:p/></draw:line><draw:custom-shape draw:style-name="gr10" draw:text-style-name="P7" svg:width="0.636cm" svg:height="1.271cm" svg:x="12.226cm" svg:y="12.446cm"><text:p/><draw:enhanced-geometry svg:viewBox="0 0 21600 21600" draw:type="rectangle" draw:enhanced-path="M 0 0 L 21600 0 21600 21600 0 21600 0 0 Z N"/></draw:custom-shape><draw:line draw:style-name="gr2" draw:text-style-name="P7" svg:x1="12.48cm" svg:y1="6.223cm" svg:x2="12.48cm" svg:y2="12.446cm"><text:p/></draw:line><draw:line draw:style-name="gr2" draw:text-style-name="P7" svg:x1="12.48cm" svg:y1="13.716cm" svg:x2="12.48cm" svg:y2="18.669cm"><text:p/></draw:line><draw:line draw:style-name="gr2" draw:text-style-name="P7" svg:x1="10.575cm" svg:y1="6.223cm" svg:x2="15.02cm" svg:y2="6.223cm"><text:p/></draw:line><draw:line draw:style-name="gr2" draw:text-style-name="P7" svg:x1="1.939cm" svg:y1="9.779cm" svg:x2="1.939cm" svg:y2="12.192cm"><text:p/></draw:line><draw:line draw:style-name="gr2" draw:text-style-name="P7" svg:x1="1.939cm" svg:y1="13.462cm" svg:x2="1.939cm" svg:y2="15.621cm"><text:p/></draw:line><draw:line draw:style-name="gr2" draw:text-style-name="P7" svg:x1="1.939cm" svg:y1="16.891cm" svg:x2="1.939cm" svg:y2="18.669cm"><text:p/></draw:line><draw:line draw:style-name="gr2" draw:text-style-name="P7" svg:x1="1.304cm" svg:y1="12.192cm" svg:x2="2.574cm" svg:y2="12.192cm"><text:p/></draw:line><draw:line draw:style-name="gr2" draw:text-style-name="P7" svg:x1="1.685cm" svg:y1="13.462cm" svg:x2="2.193cm" svg:y2="13.462cm"><text:p/></draw:line><draw:custom-shape draw:style-name="gr10" draw:text-style-name="P7" svg:width="0.636cm" svg:height="1.271cm" svg:x="1.558cm" svg:y="15.621cm"><text:p/><draw:enhanced-geometry svg:viewBox="0 0 21600 21600" draw:type="rectangle" draw:enhanced-path="M 0 0 L 21600 0 21600 21600 0 21600 0 0 Z N"/></draw:custom-shape><draw:frame draw:style-name="gr9" draw:text-style-name="P10" svg:width="1.144cm" svg:height="1.14cm" svg:x="2.32cm" svg:y="11.049cm"><draw:text-box><text:p text:style-name="P8"><text:span text:style-name="T4">+</text:span></text:p></draw:text-box></draw:frame><draw:frame draw:style-name="gr11" draw:text-style-name="P10" svg:width="1.017cm" svg:height="1.267cm" svg:x="2.193cm" svg:y="13.589cm"><draw:text-box><text:p text:style-name="P8"><text:span text:style-name="T4">-</text:span></text:p></draw:text-box></draw:frame><draw:custom-shape draw:style-name="gr12" draw:text-style-name="P7" svg:width="3.43cm" svg:height="6.478cm" svg:x="0.542cm" svg:y="10.922cm"><text:p/><draw:enhanced-geometry svg:viewBox="0 0 21600 21600" draw:type="rectangle" draw:enhanced-path="M 0 0 L 21600 0 21600 21600 0 21600 0 0 Z N"/></draw:custom-shape><draw:frame draw:style-name="gr4" draw:text-style-name="P10" svg:width="1.525cm" svg:height="1.394cm" svg:x="2.447cm" svg:y="15.748cm"><draw:text-box><text:p text:style-name="P8"><text:span text:style-name="T4">R</text:span><text:span text:style-name="T5">i</text:span></text:p></draw:text-box></draw:frame><draw:frame draw:style-name="gr4" draw:text-style-name="P10" svg:width="1.144cm" svg:height="1.394cm" svg:x="2.701cm" svg:y="12.7cm"><draw:text-box><text:p text:style-name="P8"><text:span text:style-name="T4">U</text:span></text:p></draw:text-box></draw:frame><draw:frame draw:style-name="gr4" draw:text-style-name="P10" svg:width="1.525cm" svg:height="1.394cm" svg:x="15.782cm" svg:y="2.29cm"><draw:text-box><text:p text:style-name="P8"><text:span text:style-name="T4">R</text:span><text:span text:style-name="T5">1</text:span></text:p></draw:text-box></draw:frame><draw:frame draw:style-name="gr4" draw:text-style-name="P10" svg:width="1.525cm" svg:height="1.394cm" svg:x="10.194cm" svg:y="12.319cm"><draw:text-box><text:p text:style-name="P8"><text:span text:style-name="T4">R</text:span><text:span text:style-name="T5">1</text:span></text:p></draw:text-box></draw:frame><draw:line draw:style-name="gr8" draw:text-style-name="P7" svg:x1="9.813cm" svg:y1="2.667cm" svg:x2="9.813cm" svg:y2="5.842cm"><text:p/></draw:line><draw:line draw:style-name="gr8" draw:text-style-name="P7" svg:x1="15.655cm" svg:y1="2.413cm" svg:x2="15.655cm" svg:y2="5.842cm"><text:p/></draw:line><draw:frame draw:style-name="gr11" draw:text-style-name="P10" svg:width="1.144cm" svg:height="1.267cm" svg:x="8.416cm" svg:y="4.576cm"><draw:text-box><text:p text:style-name="P8"><text:span text:style-name="T4">I</text:span><text:span text:style-name="T5">2</text:span></text:p></draw:text-box></draw:frame><draw:frame draw:style-name="gr11" draw:text-style-name="P10" svg:width="1.144cm" svg:height="1.267cm" svg:x="15.909cm" svg:y="3.306cm"><draw:text-box><text:p text:style-name="P8"><text:span text:style-name="T4">I</text:span><text:span text:style-name="T5">2</text:span></text:p></draw:text-box></draw:frame><draw:path draw:style-name="gr13" draw:text-style-name="P7" svg:width="4.253cm" svg:height="4.907cm" svg:x="4.88cm" svg:y="8.069cm" svg:viewBox="0 0 4254 4908" svg:d="m127 2987c-163-443-141-915-88-1367 64-531 393-1059 882-1323 438-238 966-359 1455-265 581 110 886 709 1323 1059 440 352 389 890 485 1367 90 447 145 948-177 1367-350 455-812 799-1323 1014-472 198-1017-56-1367-397l-44-176"><text:p/></draw:path><draw:path draw:style-name="gr13" draw:text-style-name="P7" svg:width="1.903cm" svg:height="2.158cm" svg:x="12.037cm" svg:y="2.807cm" svg:viewBox="0 0 1904 2159" svg:d="m1570 1899c-379 438-1069 262-1323-88-263-366-371-903-44-1367 343-485 932-521 1367-353 594 227 226 912 176 1367l-88 44"><text:p/></draw:path><draw:custom-shape draw:style-name="gr10" draw:text-style-name="P7" svg:width="1.144cm" svg:height="1.398cm" svg:x="11.845cm" svg:y="5.5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4" draw:text-style-name="P10" svg:width="2.414cm" svg:height="2.156cm" svg:x="12.988cm" svg:y="7.112cm"><draw:text-box><text:p text:style-name="P8"><text:span text:style-name="T4">K1</text:span></text:p></draw:text-box></draw:frame></draw:g>a) <text:s/></text:p>
      <text:p text:style-name="P3">b) </text:p>
      <text:p text:style-name="Standard"/>
      <text:p text:style-name="Standard"><draw:frame draw:style-name="fr1" draw:name="Object55" text:anchor-type="as-char" svg:y="-0.377cm" svg:width="1.834cm" svg:height="0.533cm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/>
      <text:p text:style-name="Standard"><draw:frame draw:style-name="fr1" draw:name="Object54" text:anchor-type="as-char" svg:y="-0.377cm" svg:width="1.774cm" svg:height="0.533cm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/>
      <text:p text:style-name="Standard"><draw:frame draw:style-name="fr1" draw:name="Object56" text:anchor-type="as-char" svg:y="-0.377cm" svg:width="1.667cm" svg:height="0.469cm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<text:span text:style-name="T1">1</text:span></text:p>
          </table:table-cell>
          <table:table-cell table:style-name="Table1.A1" office:value-type="string">
            <text:p text:style-name="Table_20_Contents">I<text:span text:style-name="T1">2</text:span></text:p>
          </table:table-cell>
          <table:table-cell table:style-name="Table1.A1" office:value-type="string">
            <text:p text:style-name="Table_20_Contents">I<text:span text:style-name="T1">3</text:span></text:p>
          </table:table-cell>
          <table:table-cell table:style-name="Table1.D1" office:value-type="string">
            <text:p text:style-name="Table_20_Contents">U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20</text:p>
          </table:table-cell>
        </table:table-row>
        <table:table-row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-10</text:p>
          </table:table-cell>
          <table:table-cell table:style-name="Table1.A2" office:value-type="string">
            <text:p text:style-name="Table_20_Contents">1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-1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</table:table>
      <text:p text:style-name="Standard"/>
      <text:p text:style-name="Standard"><draw:frame draw:style-name="fr1" draw:name="Object57" text:anchor-type="as-char" svg:y="-0.377cm" svg:width="1.279cm" svg:height="0.533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/>
      <text:p text:style-name="Standard">Simult →</text:p>
      <text:p text:style-name="Standard"/>
      <text:p text:style-name="Standard"><draw:frame draw:style-name="fr1" draw:name="Object58" text:anchor-type="as-char" svg:y="-0.377cm" svg:width="1.974cm" svg:height="0.533cm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/>
      <text:p text:style-name="Standard"><draw:frame draw:style-name="fr1" draw:name="Object59" text:anchor-type="as-char" svg:y="-0.377cm" svg:width="2.201cm" svg:height="0.533cm" draw:z-index="6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/>
      <text:p text:style-name="Standard"><draw:frame draw:style-name="fr1" draw:name="Object60" text:anchor-type="as-char" svg:y="-0.377cm" svg:width="2.194cm" svg:height="0.533cm" draw:z-index="63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/>
      <text:p text:style-name="Table_20_Contents">I<text:span text:style-name="T1">1</text:span><text:span text:style-name="T1"> </text:span><text:span text:style-name="T2"><text:s/>on lähdejännitteiden virta.</text:span></text:p>
      <text:p text:style-name="P6"/>
      <text:p text:style-name="P6"/>
      <text:p text:style-name="P4"><text:span text:style-name="T2">T</text:span><text:span text:style-name="T2">ehtävä 4.</text:span></text:p>
      <text:p text:style-name="Table_20_Contents"/>
      <text:p text:style-name="Standard"/>
      <text:p text:style-name="Standard">Lasketaan kokonaisvirta</text:p>
      <text:p text:style-name="Standard"/>
      <text:p text:style-name="Standard"><draw:frame draw:style-name="fr1" draw:name="Object65" text:anchor-type="as-char" svg:y="-0.623cm" svg:width="1.235cm" svg:height="1.002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/>
      <text:p text:style-name="Standard"><draw:frame draw:style-name="fr1" draw:name="Object63" text:anchor-type="as-char" svg:y="-0.623cm" svg:width="6.251cm" svg:height="1.595cm" draw:z-index="6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draw:frame draw:style-name="fr1" draw:name="Object64" text:anchor-type="as-char" svg:y="-0.377cm" svg:width="2.445cm" svg:height="0.469cm" draw:z-index="66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/>
      <text:p text:style-name="Standard">Sarjassa oleva 2 ohmin vastus suuritehoisin sarjassa olevista</text:p>
      <text:p text:style-name="P5"/>
      <text:p text:style-name="Standard"><draw:frame draw:style-name="fr1" draw:name="Object61" text:anchor-type="as-char" svg:y="-0.439cm" svg:width="1.669cm" svg:height="0.531cm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/>
      <text:p text:style-name="Standard"><draw:frame draw:style-name="fr1" draw:name="Object66" text:anchor-type="as-char" svg:y="-0.439cm" svg:width="3.477cm" svg:height="0.594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/>
      <text:p text:style-name="Standard"><draw:frame draw:style-name="fr1" draw:name="Object67" text:anchor-type="as-char" svg:y="-0.439cm" svg:width="3.477cm" svg:height="0.594cm" draw:z-index="6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/>
      <text:p text:style-name="Standard"><draw:frame draw:style-name="fr1" draw:name="Object68" text:anchor-type="as-char" svg:y="-0.377cm" svg:width="2.997cm" svg:height="0.533cm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/>
      <text:p text:style-name="Standard">Sarjassa oleva 1 ohmin vastus:</text:p>
      <text:p text:style-name="Standard"/>
      <text:p text:style-name="Standard"><draw:frame draw:style-name="fr1" draw:name="Object69" text:anchor-type="as-char" svg:y="-0.439cm" svg:width="1.669cm" svg:height="0.531cm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/>
      <text:p text:style-name="Standard"><draw:frame draw:style-name="fr1" draw:name="Object70" text:anchor-type="as-char" svg:y="-0.439cm" svg:width="3.47cm" svg:height="0.594cm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Standard"/>
      <text:p text:style-name="Standard"><draw:frame draw:style-name="fr1" draw:name="Object71" text:anchor-type="as-char" svg:y="-0.439cm" svg:width="3.47cm" svg:height="0.594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Standard"/>
      <text:p text:style-name="Standard"><draw:frame draw:style-name="fr1" draw:name="Object72" text:anchor-type="as-char" svg:y="-0.377cm" svg:width="2.977cm" svg:height="0.533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Standard"/>
      <text:p text:style-name="Standard">Rinnan kytketty 4 ohmin vastus saa 20/24 jaettavissa olevasta virrasta</text:p>
      <text:p text:style-name="Standard"/>
      <text:p text:style-name="Standard"><draw:frame draw:style-name="fr1" draw:name="Object62" text:anchor-type="as-char" svg:y="-0.683cm" svg:width="4.36cm" svg:height="1.064cm" draw:z-index="75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<draw:frame draw:style-name="fr1" draw:name="Object73" text:anchor-type="as-char" svg:y="-0.377cm" svg:width="2.861cm" svg:height="0.469cm" draw:z-index="76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Standard">Rinnan kytketty 20 ohmin vastus saa 4/24 jaettavissa olevasta virrasta</text:p>
      <text:p text:style-name="Standard"/>
      <text:p text:style-name="Standard"><draw:frame draw:style-name="fr1" draw:name="Object75" text:anchor-type="as-char" svg:y="-0.683cm" svg:width="4.568cm" svg:height="1.064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/>
      <text:p text:style-name="Standard"><draw:frame draw:style-name="fr1" draw:name="Object74" text:anchor-type="as-char" svg:y="-0.377cm" svg:width="2.03cm" svg:height="0.469cm" draw:z-index="7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/>
      <text:p text:style-name="Standard">Suurin 32.3W, pienin 6.5W</text:p>
      <text:p text:style-name="P3">Tehtävä 5.</text:p>
      <text:p text:style-name="Standard"/>
      <text:p text:style-name="Standard">Silmukkamenetelmä:</text:p>
      <text:p text:style-name="Standard"/>
      <text:p text:style-name="Standard"><draw:frame draw:style-name="fr1" draw:name="Object76" text:anchor-type="as-char" svg:y="-0.377cm" svg:width="1.857cm" svg:height="0.533cm" draw:z-index="79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/>
      <text:p text:style-name="Standard"><draw:frame draw:style-name="fr1" draw:name="Object78" text:anchor-type="as-char" svg:y="-0.377cm" svg:width="1.863cm" svg:height="0.533cm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/>
      <text:p text:style-name="Standard"><draw:frame draw:style-name="fr1" draw:name="Object77" text:anchor-type="as-char" svg:y="-0.377cm" svg:width="2.203cm" svg:height="0.533cm" draw:z-index="81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/>
      <text:p text:style-name="Standard"><draw:frame draw:style-name="fr1" draw:name="Object79" text:anchor-type="as-char" svg:y="-0.377cm" svg:width="1.997cm" svg:height="0.533cm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/>
      <text:p text:style-name="Standard"><draw:frame draw:style-name="fr1" draw:name="Object80" text:anchor-type="as-char" svg:y="-0.377cm" svg:width="2.556cm" svg:height="0.533cm" draw:z-index="83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I<text:span text:style-name="T1">1</text:span></text:p>
          </table:table-cell>
          <table:table-cell table:style-name="Table2.A1" office:value-type="string">
            <text:p text:style-name="Table_20_Contents">I<text:span text:style-name="T1">2</text:span></text:p>
          </table:table-cell>
          <table:table-cell table:style-name="Table2.A1" office:value-type="string">
            <text:p text:style-name="Table_20_Contents">I<text:span text:style-name="T1">3</text:span></text:p>
          </table:table-cell>
          <table:table-cell table:style-name="Table2.D1" office:value-type="string">
            <text:p text:style-name="Table_20_Contents">U</text:p>
          </table:table-cell>
        </table:table-row>
        <table:table-row>
          <table:table-cell table:style-name="Table2.A2" office:value-type="string">
            <text:p text:style-name="Table_20_Contents">0.15</text:p>
          </table:table-cell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4.2</text:p>
          </table:table-cell>
          <table:table-cell table:style-name="Table2.D2" office:value-type="string">
            <text:p text:style-name="Table_20_Contents">9</text:p>
          </table:table-cell>
        </table:table-row>
        <table:table-row>
          <table:table-cell table:style-name="Table2.A2" office:value-type="string">
            <text:p text:style-name="Table_20_Contents">0</text:p>
          </table:table-cell>
          <table:table-cell table:style-name="Table2.A2" office:value-type="string">
            <text:p text:style-name="Table_20_Contents">0.3</text:p>
          </table:table-cell>
          <table:table-cell table:style-name="Table2.A2" office:value-type="string">
            <text:p text:style-name="Table_20_Contents">4.2</text:p>
          </table:table-cell>
          <table:table-cell table:style-name="Table2.D2" office:value-type="string">
            <text:p text:style-name="Table_20_Contents">1.5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1</text:p>
          </table:table-cell>
          <table:table-cell table:style-name="Table2.A2" office:value-type="string">
            <text:p text:style-name="Table_20_Contents">-1</text:p>
          </table:table-cell>
          <table:table-cell table:style-name="Table2.D2" office:value-type="string">
            <text:p text:style-name="Table_20_Contents">0</text:p>
          </table:table-cell>
        </table:table-row>
      </table:table>
      <text:p text:style-name="Standard"/>
      <text:p text:style-name="Standard">Simult → </text:p>
      <text:p text:style-name="Standard"/>
      <text:p text:style-name="Table_20_Contents">I<text:span text:style-name="T1">1</text:span><text:span text:style-name="T2"> </text:span><text:span text:style-name="T2">= 17.7 A</text:span></text:p>
      <text:p text:style-name="Table_20_Contents"><text:span text:style-name="T2">I</text:span><text:span text:style-name="T1">2</text:span><text:span text:style-name="T2"> = -16.2 A</text:span></text:p>
      <text:p text:style-name="Table_20_Contents"><text:span text:style-name="T2">I</text:span><text:span text:style-name="T1">3</text:span><text:span text:style-name="T2"> = 1.5 A</text:span></text:p>
      <text:p text:style-name="P6"/>
      <text:p text:style-name="Table_20_Contents"><text:span text:style-name="T2">Peruslakimenetelmä... </text:span><text:span text:style-name="T2">ei.</text:span></text:p>
      <text:p text:style-name="P6"/>
      <text:p text:style-name="P6"/>
      <text:p text:style-name="P3"/>
      <text:p text:style-name="Standard"/>
      <text:p text:style-name="Standard"><draw:g text:anchor-type="paragraph" draw:z-index="7" draw:style-name="gr1"><draw:line draw:style-name="gr2" draw:text-style-name="P7" svg:x1="1.397cm" svg:y1="2.032cm" svg:x2="11.938cm" svg:y2="2.032cm"><text:p/></draw:line><draw:line draw:style-name="gr2" draw:text-style-name="P7" svg:x1="1.397cm" svg:y1="2.032cm" svg:x2="1.397cm" svg:y2="4.445cm"><text:p/></draw:line><draw:line draw:style-name="gr2" draw:text-style-name="P7" svg:x1="1.397cm" svg:y1="5.715cm" svg:x2="1.397cm" svg:y2="7.874cm"><text:p/></draw:line><draw:line draw:style-name="gr2" draw:text-style-name="P7" svg:x1="1.397cm" svg:y1="9.144cm" svg:x2="1.397cm" svg:y2="10.922cm"><text:p/></draw:line><draw:line draw:style-name="gr2" draw:text-style-name="P7" svg:x1="1.397cm" svg:y1="10.922cm" svg:x2="11.938cm" svg:y2="10.922cm"><text:p/></draw:line><draw:custom-shape draw:style-name="gr10" draw:text-style-name="P7" svg:width="0.636cm" svg:height="1.271cm" svg:x="11.684cm" svg:y="3.302cm"><text:p/><draw:enhanced-geometry svg:viewBox="0 0 21600 21600" draw:type="rectangle" draw:enhanced-path="M 0 0 L 21600 0 21600 21600 0 21600 0 0 Z N"/></draw:custom-shape><draw:custom-shape draw:style-name="gr10" draw:text-style-name="P7" svg:width="0.636cm" svg:height="1.271cm" svg:x="11.557cm" svg:y="8.382cm"><text:p/><draw:enhanced-geometry svg:viewBox="0 0 21600 21600" draw:type="rectangle" draw:enhanced-path="M 0 0 L 21600 0 21600 21600 0 21600 0 0 Z N"/></draw:custom-shape><draw:line draw:style-name="gr2" draw:text-style-name="P7" svg:x1="11.938cm" svg:y1="2.032cm" svg:x2="11.938cm" svg:y2="3.302cm"><text:p/></draw:line><draw:line draw:style-name="gr2" draw:text-style-name="P7" svg:x1="11.938cm" svg:y1="4.572cm" svg:x2="11.938cm" svg:y2="8.382cm"><text:p/></draw:line><draw:line draw:style-name="gr2" draw:text-style-name="P7" svg:x1="11.938cm" svg:y1="10.922cm" svg:x2="11.938cm" svg:y2="9.652cm"><text:p/></draw:line><draw:line draw:style-name="gr2" draw:text-style-name="P7" svg:x1="0.762cm" svg:y1="4.445cm" svg:x2="2.032cm" svg:y2="4.445cm"><text:p/></draw:line><draw:line draw:style-name="gr2" draw:text-style-name="P7" svg:x1="1.143cm" svg:y1="5.715cm" svg:x2="1.651cm" svg:y2="5.715cm"><text:p/></draw:line><draw:custom-shape draw:style-name="gr10" draw:text-style-name="P7" svg:width="0.636cm" svg:height="1.271cm" svg:x="1.016cm" svg:y="7.874cm"><text:p/><draw:enhanced-geometry svg:viewBox="0 0 21600 21600" draw:type="rectangle" draw:enhanced-path="M 0 0 L 21600 0 21600 21600 0 21600 0 0 Z N"/></draw:custom-shape><draw:frame draw:style-name="gr9" draw:text-style-name="P10" svg:width="1.144cm" svg:height="1.14cm" svg:x="1.778cm" svg:y="3.302cm"><draw:text-box><text:p text:style-name="P8"><text:span text:style-name="T4">+</text:span></text:p></draw:text-box></draw:frame><draw:frame draw:style-name="gr11" draw:text-style-name="P10" svg:width="1.017cm" svg:height="1.267cm" svg:x="1.651cm" svg:y="5.842cm"><draw:text-box><text:p text:style-name="P8"><text:span text:style-name="T4">-</text:span></text:p></draw:text-box></draw:frame><draw:custom-shape draw:style-name="gr12" draw:text-style-name="P7" svg:width="3.43cm" svg:height="6.478cm" svg:x="0cm" svg:y="3.175cm"><text:p/><draw:enhanced-geometry svg:viewBox="0 0 21600 21600" draw:type="rectangle" draw:enhanced-path="M 0 0 L 21600 0 21600 21600 0 21600 0 0 Z N"/></draw:custom-shape><draw:frame draw:style-name="gr4" draw:text-style-name="P10" svg:width="1.525cm" svg:height="1.394cm" svg:x="1.905cm" svg:y="8.001cm"><draw:text-box><text:p text:style-name="P8"><text:span text:style-name="T4">R</text:span><text:span text:style-name="T5">i</text:span></text:p></draw:text-box></draw:frame><draw:frame draw:style-name="gr4" draw:text-style-name="P10" svg:width="1.525cm" svg:height="1.394cm" svg:x="9.779cm" svg:y="3.175cm"><draw:text-box><text:p text:style-name="P8"><text:span text:style-name="T4">R</text:span><text:span text:style-name="T5">1</text:span></text:p></draw:text-box></draw:frame><draw:frame draw:style-name="gr4" draw:text-style-name="P10" svg:width="1.525cm" svg:height="1.394cm" svg:x="9.906cm" svg:y="8.259cm"><draw:text-box><text:p text:style-name="P8"><text:span text:style-name="T4">R</text:span><text:span text:style-name="T5">2</text:span></text:p></draw:text-box></draw:frame><draw:frame draw:style-name="gr4" draw:text-style-name="P10" svg:width="1.144cm" svg:height="1.394cm" svg:x="2.159cm" svg:y="4.953cm"><draw:text-box><text:p text:style-name="P8"><text:span text:style-name="T4">U</text:span></text:p></draw:text-box></draw:frame><draw:path draw:style-name="gr13" draw:text-style-name="P7" svg:width="3.014cm" svg:height="5.242cm" svg:x="4.318cm" svg:y="3.937cm" svg:viewBox="0 0 3015 5243" svg:d="m7 1183c-48-237 162-398 282-564 137-190 352-303 565-388 183-73 360-174 564-194 200-21 405 24 600-18 209-45 410-3 600 71 229 89 243 325 317 511 68 170 58 363 71 547 13 187 10 377 0 564-9 182-27 366-53 547-28 193 78 372 35 565-40 180 7 367-53 547-62 184 9 373-88 564-96 187-157 390-247 582-97 206-177 477-441 547-190 49-334 202-564 176-212-24-381-128-583-141-247-18-362-251-476-423-118-179-202-379-335-547l-18-71"><text:p/></draw:path><draw:line draw:style-name="gr8" draw:text-style-name="P7" svg:x1="4.953cm" svg:y1="1.397cm" svg:x2="8.382cm" svg:y2="1.397cm"><text:p/></draw:line><draw:frame draw:style-name="gr11" draw:text-style-name="P10" svg:width="1.144cm" svg:height="1.267cm" svg:x="5.715cm" svg:y="0cm"><draw:text-box><text:p text:style-name="P8"><text:span text:style-name="T4">I</text:span><text:span text:style-name="T5">1</text:span></text:p></draw:text-box></draw:frame></draw:g></text:p>
      <text:p text:style-name="Standard"/>
      <text:p text:style-name="Standard"/>
      <text:p text:style-name="P3">Porkkanatehtävä 1</text:p>
      <text:p text:style-name="Standard"/>
      <text:p text:style-name="Standard"/>
      <text:p text:style-name="Standard"><draw:g text:anchor-type="paragraph" draw:z-index="6" draw:style-name="gr1"><draw:line draw:style-name="gr2" draw:text-style-name="P7" svg:x1="0.634cm" svg:y1="2.796cm" svg:x2="0.634cm" svg:y2="5.717cm"><text:p/></draw:line><draw:line draw:style-name="gr2" draw:text-style-name="P7" svg:x1="0.634cm" svg:y1="6.733cm" svg:x2="0.634cm" svg:y2="9.654cm"><text:p/></draw:line><draw:line draw:style-name="gr2" draw:text-style-name="P7" svg:x1="8.762cm" svg:y1="9.781cm" svg:x2="0.634cm" svg:y2="9.654cm"><text:p/></draw:line><draw:line draw:style-name="gr2" draw:text-style-name="P7" svg:x1="0.634cm" svg:y1="2.796cm" svg:x2="8.762cm" svg:y2="2.796cm"><text:p/></draw:line><draw:line draw:style-name="gr2" draw:text-style-name="P7" svg:x1="8.762cm" svg:y1="3.431cm" svg:x2="8.762cm" svg:y2="2.796cm"><text:p/></draw:line><draw:line draw:style-name="gr2" draw:text-style-name="P7" svg:x1="8.762cm" svg:y1="9.019cm" svg:x2="8.762cm" svg:y2="9.781cm"><text:p/></draw:line><draw:line draw:style-name="gr2" draw:text-style-name="P7" svg:x1="5.714cm" svg:y1="3.431cm" svg:x2="12.191cm" svg:y2="3.431cm"><text:p/></draw:line><draw:line draw:style-name="gr2" draw:text-style-name="P7" svg:x1="5.714cm" svg:y1="9.019cm" svg:x2="12.191cm" svg:y2="9.019cm"><text:p/></draw:line><draw:line draw:style-name="gr2" draw:text-style-name="P7" svg:x1="5.714cm" svg:y1="3.431cm" svg:x2="5.714cm" svg:y2="5.336cm"><text:p/></draw:line><draw:line draw:style-name="gr2" draw:text-style-name="P7" svg:x1="5.714cm" svg:y1="9.019cm" svg:x2="5.714cm" svg:y2="6.606cm"><text:p/></draw:line><draw:custom-shape draw:style-name="gr3" draw:text-style-name="P7" svg:width="1.271cm" svg:height="1.271cm" svg:x="5.08cm" svg:y="5.3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7" svg:x1="5.333cm" svg:y1="6.479cm" svg:x2="6.222cm" svg:y2="5.463cm"><text:p/></draw:line><draw:line draw:style-name="gr2" draw:text-style-name="P7" svg:x1="6.095cm" svg:y1="6.479cm" svg:x2="5.206cm" svg:y2="5.463cm"><text:p/></draw:line><draw:line draw:style-name="gr2" draw:text-style-name="P7" svg:x1="7.492cm" svg:y1="3.431cm" svg:x2="7.492cm" svg:y2="5.336cm"><text:p/></draw:line><draw:line draw:style-name="gr2" draw:text-style-name="P7" svg:x1="7.492cm" svg:y1="9.019cm" svg:x2="7.492cm" svg:y2="6.606cm"><text:p/></draw:line><draw:custom-shape draw:style-name="gr3" draw:text-style-name="P7" svg:width="1.271cm" svg:height="1.271cm" svg:x="6.858cm" svg:y="5.3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7" svg:x1="7.111cm" svg:y1="6.479cm" svg:x2="8cm" svg:y2="5.463cm"><text:p/></draw:line><draw:line draw:style-name="gr2" draw:text-style-name="P7" svg:x1="7.873cm" svg:y1="6.479cm" svg:x2="6.984cm" svg:y2="5.463cm"><text:p/></draw:line><draw:line draw:style-name="gr2" draw:text-style-name="P7" svg:x1="12.191cm" svg:y1="3.431cm" svg:x2="12.191cm" svg:y2="5.336cm"><text:p/></draw:line><draw:line draw:style-name="gr2" draw:text-style-name="P7" svg:x1="12.191cm" svg:y1="9.019cm" svg:x2="12.191cm" svg:y2="6.606cm"><text:p/></draw:line><draw:custom-shape draw:style-name="gr3" draw:text-style-name="P7" svg:width="1.271cm" svg:height="1.271cm" svg:x="11.557cm" svg:y="5.3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7" svg:x1="11.81cm" svg:y1="6.479cm" svg:x2="12.699cm" svg:y2="5.463cm"><text:p/></draw:line><draw:line draw:style-name="gr2" draw:text-style-name="P7" svg:x1="12.572cm" svg:y1="6.479cm" svg:x2="11.683cm" svg:y2="5.463cm"><text:p/></draw:line><draw:frame draw:style-name="gr4" draw:text-style-name="P9" svg:width="3.938cm" svg:height="1.394cm" svg:x="8.255cm" svg:y="5.717cm"><draw:text-box><text:p text:style-name="P8"><text:span text:style-name="T3">...+29lamppua...</text:span></text:p></draw:text-box></draw:frame><draw:frame draw:style-name="gr5" draw:text-style-name="P10" svg:width="1.652cm" svg:height="1.521cm" svg:x="1.524cm" svg:y="5.844cm"><draw:text-box><text:p text:style-name="P8"><text:span text:style-name="T4">U</text:span></text:p></draw:text-box></draw:frame><draw:frame draw:style-name="gr5" draw:text-style-name="P10" svg:width="2.033cm" svg:height="1.521cm" svg:x="2.921cm" svg:y="1.526cm"><draw:text-box><text:p text:style-name="P8"><text:span text:style-name="T4">R</text:span><text:span text:style-name="T5">johdin</text:span></text:p></draw:text-box></draw:frame><draw:line draw:style-name="gr2" draw:text-style-name="P7" svg:x1="-0.001cm" svg:y1="5.717cm" svg:x2="1.396cm" svg:y2="5.717cm"><text:p/></draw:line><draw:line draw:style-name="gr2" draw:text-style-name="P7" svg:x1="0.253cm" svg:y1="6.733cm" svg:x2="1.015cm" svg:y2="6.733cm"><text:p/></draw:line><draw:frame draw:style-name="gr6" draw:text-style-name="P9" svg:width="0.89cm" svg:height="1.013cm" svg:x="1.016cm" svg:y="4.828cm"><draw:text-box><text:p text:style-name="P8"><text:span text:style-name="T3">+</text:span></text:p></draw:text-box></draw:frame><draw:frame draw:style-name="gr6" draw:text-style-name="P9" svg:width="0.89cm" svg:height="1.013cm" svg:x="0.889cm" svg:y="6.86cm"><draw:text-box><text:p text:style-name="P8"><text:span text:style-name="T3">-</text:span></text:p></draw:text-box></draw:frame><draw:frame draw:style-name="gr5" draw:text-style-name="P10" svg:width="2.033cm" svg:height="1.521cm" svg:x="3.175cm" svg:y="10.166cm"><draw:text-box><text:p text:style-name="P8"><text:span text:style-name="T4">R</text:span><text:span text:style-name="T5">johdin</text:span></text:p></draw:text-box></draw:frame><draw:frame draw:style-name="gr7" draw:text-style-name="P10" svg:width="2.795cm" svg:height="1.902cm" svg:x="8.382cm" svg:y="6.86cm"><draw:text-box><text:p text:style-name="P8"><text:span text:style-name="T4">R</text:span><text:span text:style-name="T5">lamput</text:span></text:p></draw:text-box></draw:frame><draw:line draw:style-name="gr8" draw:text-style-name="P7" svg:x1="1.65cm" svg:y1="1.145cm" svg:x2="7.238cm" svg:y2="1.145cm"><text:p/></draw:line><draw:frame draw:style-name="gr9" draw:text-style-name="P10" svg:width="2.033cm" svg:height="1.193cm" svg:x="2.794cm" svg:y="0.002cm"><draw:text-box><text:p text:style-name="P8"><text:span text:style-name="T4">I</text:span><text:span text:style-name="T5">1</text:span></text:p></draw:text-box></draw:frame><draw:line draw:style-name="gr8" draw:text-style-name="P7" svg:x1="4.444cm" svg:y1="4.193cm" svg:x2="4.444cm" svg:y2="8.003cm"><text:p/></draw:line><draw:line draw:style-name="gr8" draw:text-style-name="P7" svg:x1="13.461cm" svg:y1="4.32cm" svg:x2="13.461cm" svg:y2="8.13cm"><text:p/></draw:line><draw:frame draw:style-name="gr4" draw:text-style-name="P10" svg:width="2.033cm" svg:height="1.394cm" svg:x="3.175cm" svg:y="4.701cm"><draw:text-box><text:p text:style-name="P8"><text:span text:style-name="T4">I</text:span><text:span text:style-name="T5">lamppu</text:span></text:p></draw:text-box></draw:frame><draw:frame draw:style-name="gr4" draw:text-style-name="P10" svg:width="2.033cm" svg:height="1.394cm" svg:x="13.208cm" svg:y="4.701cm"><draw:text-box><text:p text:style-name="P8"><text:span text:style-name="T4">I</text:span><text:span text:style-name="T5">lamppu</text:span></text:p></draw:text-box></draw:frame><draw:line draw:style-name="gr8" draw:text-style-name="P7" svg:x1="8.508cm" svg:y1="12.194cm" svg:x2="1.523cm" svg:y2="12.194cm"><text:p/></draw:line><draw:frame draw:style-name="gr9" draw:text-style-name="P10" svg:width="2.033cm" svg:height="1.193cm" svg:x="4.064cm" svg:y="12.42cm"><draw:text-box><text:p text:style-name="P8"><text:span text:style-name="T4">I</text:span><text:span text:style-name="T5">1</text:span></text:p></draw:text-box></draw:frame></draw:g></text:p>
      <text:p text:style-name="P3"><draw:frame draw:style-name="fr1" draw:name="Object1" text:anchor-type="as-char" svg:y="-0.377cm" svg:width="1.69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10" text:anchor-type="as-char" svg:y="-0.439cm" svg:width="3.443cm" svg:height="0.594cm" draw:z-index="2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2" text:anchor-type="as-char" svg:y="-0.439cm" svg:width="5.54cm" svg:height="0.59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377cm" svg:width="2.492cm" svg:height="0.53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2.656cm" svg:height="0.53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377cm" svg:width="1.983cm" svg:height="0.533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P1"><draw:frame draw:style-name="fr1" draw:name="Object11" text:anchor-type="as-char" svg:y="-0.439cm" svg:width="6.232cm" svg:height="0.531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/>
      <text:p text:style-name="P1"><draw:frame draw:style-name="fr1" draw:name="Object15" text:anchor-type="as-char" svg:y="-0.377cm" svg:width="5.766cm" svg:height="0.469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P1"><draw:frame draw:style-name="fr1" draw:name="Object6" text:anchor-type="as-char" svg:y="-0.746cm" svg:width="3.967cm" svg:height="1.18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13" text:anchor-type="as-char" svg:y="-0.439cm" svg:width="4.359cm" svg:height="0.594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Johto yhteen suuntaan tuon verran, tuplaten saa kokonaisresistanssin</text:p>
      <text:p text:style-name="P1"/>
      <text:p text:style-name="P1"><draw:frame draw:style-name="fr1" draw:name="Object8" text:anchor-type="as-char" svg:y="-0.623cm" svg:width="2.138cm" svg:height="1.002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9" text:anchor-type="as-char" svg:y="-0.623cm" svg:width="5.78cm" svg:height="1.064cm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/>
      <text:p text:style-name="P1"><draw:frame draw:style-name="fr1" draw:name="Object12" text:anchor-type="as-char" svg:y="-0.377cm" svg:width="2.766cm" svg:height="0.533cm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/>
      <text:p text:style-name="P1"><draw:frame draw:style-name="fr1" draw:name="Object24" text:anchor-type="as-char" svg:y="-0.377cm" svg:width="3.041cm" svg:height="0.533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"><draw:frame draw:style-name="fr1" draw:name="Object25" text:anchor-type="as-char" svg:y="-0.439cm" svg:width="5.258cm" svg:height="0.531cm" draw:z-index="2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"/>
      <text:p text:style-name="P1"><draw:frame draw:style-name="fr1" draw:name="Object26" text:anchor-type="as-char" svg:y="-0.377cm" svg:width="3.815cm" svg:height="0.469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1">Lasketaan virta yhden lampun yli ja kerrotaan se lamppujen määrällä niin saadaan kokonaisvirta lamppujen yli. </text:p>
      <text:p text:style-name="P2"/>
      <text:p text:style-name="P2"><draw:frame draw:style-name="fr1" draw:name="Object20" text:anchor-type="as-char" svg:y="-0.684cm" svg:width="2.769cm" svg:height="1.12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/>
      <text:p text:style-name="P2"><draw:frame draw:style-name="fr1" draw:name="Object14" text:anchor-type="as-char" svg:y="-0.623cm" svg:width="2.628cm" svg:height="1.002cm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2"><draw:frame draw:style-name="fr1" draw:name="Object21" text:anchor-type="as-char" svg:y="-0.377cm" svg:width="3.635cm" svg:height="0.533cm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draw:frame draw:style-name="fr1" draw:name="Object22" text:anchor-type="as-char" svg:y="-0.377cm" svg:width="3.561cm" svg:height="0.533cm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/>
      <text:p text:style-name="P2"><draw:frame draw:style-name="fr1" draw:name="Object23" text:anchor-type="as-char" svg:y="-0.377cm" svg:width="3.38cm" svg:height="0.533cm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">Jännitehäviö johtimesta:</text:p>
      <text:p text:style-name="P2"/>
      <text:p text:style-name="P2"><text:soft-page-break/><draw:frame draw:style-name="fr1" draw:name="Object27" text:anchor-type="as-char" svg:y="-0.377cm" svg:width="6.287cm" svg:height="0.533cm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"><draw:frame draw:style-name="fr1" draw:name="Object28" text:anchor-type="as-char" svg:y="-0.377cm" svg:width="6.287cm" svg:height="0.533cm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"/>
      <text:p text:style-name="P2"><draw:frame draw:style-name="fr1" draw:name="Object29" text:anchor-type="as-char" svg:y="-0.377cm" svg:width="4.055cm" svg:height="0.533cm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/>
      <text:p text:style-name="P1"><text:span text:style-name="T2">Jännitteen pitää olla siis 230V </text:span><text:span text:style-name="T2">(lamppujen tarvitsema jännite)</text:span><text:span text:style-name="T2"> + kompensaatiot jännitehäviöille.</text:span></text:p>
      <text:p text:style-name="P2"/>
      <text:p text:style-name="P2"><draw:frame draw:style-name="fr1" draw:name="Object30" text:anchor-type="as-char" svg:y="-0.377cm" svg:width="8.079cm" svg:height="0.533cm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1-22T13:17:40.987084362</meta:creation-date>
    <dc:date>2014-01-24T10:15:13</dc:date>
    <dc:creator>Blastra </dc:creator>
    <meta:editing-duration>PT9H7M19S</meta:editing-duration>
    <meta:editing-cycles>15</meta:editing-cycles>
    <meta:generator>LibreOffice/3.5$Linux_X86_64 LibreOffice_project/350m1$Build-2</meta:generator>
    <meta:document-statistic meta:table-count="2" meta:image-count="0" meta:object-count="82" meta:page-count="10" meta:paragraph-count="149" meta:word-count="193" meta:character-count="1280" meta:non-whitespace-character-count="1064"/>
  </office:meta>
</office:document-meta>
</file>

<file path=Object 1/content.xml><?xml version="1.0" encoding="utf-8"?>
<math xmlns="http://www.w3.org/1998/Math/MathML">
  <semantics>
    <mrow>
      <mrow>
        <mi>l</mi>
        <mo stretchy="false">=</mo>
        <mn>800m</mn>
      </mrow>
    </mrow>
    <annotation encoding="StarMath 5.0">l = 800m</annotation>
  </semantics>
</math>
</file>

<file path=Object 10/content.xml><?xml version="1.0" encoding="utf-8"?>
<math xmlns="http://www.w3.org/1998/Math/MathML">
  <semantics>
    <mrow>
      <mrow>
        <msub>
          <mo stretchy="false">ρ</mo>
          <mi mathvariant="italic">Cu</mi>
        </msub>
        <mo stretchy="false">=</mo>
        <mrow>
          <mn>17.2</mn>
          <mo stretchy="false">⋅</mo>
          <msup>
            <mn>10</mn>
            <mrow>
              <mo stretchy="false">−</mo>
              <mn>9</mn>
            </mrow>
          </msup>
        </mrow>
      </mrow>
      <mo stretchy="false">Ω</mo>
      <mi>m</mi>
    </mrow>
    <annotation encoding="StarMath 5.0">%rho_Cu = 17.2 cdot 10^-9 %OMEGA m</annotation>
  </semantics>
</math>
</file>

<file path=Object 11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row>
          <mn>17.2</mn>
          <mo stretchy="false">⋅</mo>
          <msup>
            <mn>10</mn>
            <mrow>
              <mo stretchy="false">−</mo>
              <mn>9</mn>
            </mrow>
          </msup>
        </mrow>
      </mrow>
      <mo stretchy="false">Ω</mo>
      <mi>m</mi>
      <mfrac>
        <mrow>
          <mn>1600m</mn>
        </mrow>
        <mrow>
          <msup>
            <mn>0.00001m</mn>
            <mn>2</mn>
          </msup>
        </mrow>
      </mfrac>
    </mrow>
    <annotation encoding="StarMath 5.0">R_johto = 17.2 cdot 10^-9 %OMEGA m {1600m} over {0.00001m^2} </annotation>
  </semantics>
</math>
</file>

<file path=Object 12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n>2.752</mn>
      </mrow>
      <mo stretchy="false">Ω</mo>
    </mrow>
    <annotation encoding="StarMath 5.0">R_johto = 2.752%OMEGA</annotation>
  </semantics>
</math>
</file>

<file path=Object 13/content.xml><?xml version="1.0" encoding="utf-8"?>
<math xmlns="http://www.w3.org/1998/Math/MathML">
  <semantics>
    <mrow>
      <mrow>
        <msub>
          <mi>R</mi>
          <mi mathvariant="italic">lamput</mi>
        </msub>
        <mo stretchy="false">=</mo>
        <mn>2.3629</mn>
      </mrow>
      <mrow>
        <mn>...</mn>
        <mo stretchy="false">⋅</mo>
        <msup>
          <mn>10</mn>
          <mrow>
            <mo stretchy="false">−</mo>
            <mn>5</mn>
          </mrow>
        </msup>
      </mrow>
      <mo stretchy="false">Ω</mo>
    </mrow>
    <annotation encoding="StarMath 5.0">R_lamput = 2.3629...cdot 10^-5 %OMEGA</annotation>
  </semantics>
</math>
</file>

<file path=Object 14/content.xml><?xml version="1.0" encoding="utf-8"?>
<math xmlns="http://www.w3.org/1998/Math/MathML">
  <semantics>
    <mrow>
      <mrow>
        <msub>
          <mi>R</mi>
          <mi mathvariant="italic">lamput</mi>
        </msub>
        <mo stretchy="false">=</mo>
        <mfrac>
          <mrow>
            <mn>40W</mn>
          </mrow>
          <mrow>
            <mn>230V</mn>
          </mrow>
        </mfrac>
      </mrow>
    </mrow>
    <annotation encoding="StarMath 5.0">R_lamput = {40W} over {230V} </annotation>
  </semantics>
</math>
</file>

<file path=Object 15/content.xml><?xml version="1.0" encoding="utf-8"?>
<math xmlns="http://www.w3.org/1998/Math/MathML">
  <semantics>
    <mrow>
      <mi mathvariant="italic">Oletus</mi>
      <mi mathvariant="normal">:</mi>
      <mi mathvariant="italic">lamput</mi>
      <mi mathvariant="italic">on</mi>
      <mi mathvariant="italic">kytketty</mi>
      <mi mathvariant="italic">rinnan</mi>
    </mrow>
    <annotation encoding="StarMath 5.0">Oletus: lamput on kytketty rinnan</annotation>
  </semantics>
</math>
</file>

<file path=Object 16/content.xml><?xml version="1.0" encoding="utf-8"?>
<math xmlns="http://www.w3.org/1998/Math/MathML">
  <semantics>
    <mrow>
      <mrow>
        <msub>
          <mi>R</mi>
          <mi>i</mi>
        </msub>
        <mo stretchy="false">=</mo>
        <mn>0.2</mn>
      </mrow>
      <mo stretchy="false">Ω</mo>
    </mrow>
    <annotation encoding="StarMath 5.0">R_i = 0.2%OMEGA</annotation>
  </semantics>
</math>
</file>

<file path=Object 17/content.xml><?xml version="1.0" encoding="utf-8"?>
<math xmlns="http://www.w3.org/1998/Math/MathML">
  <semantics>
    <mrow>
      <mrow>
        <msub>
          <mi>R</mi>
          <mn>1</mn>
        </msub>
        <mo stretchy="false">=</mo>
        <mn>5</mn>
      </mrow>
      <mo stretchy="false">Ω</mo>
    </mrow>
    <annotation encoding="StarMath 5.0">R_1 = 5%OMEGA</annotation>
  </semantics>
</math>
</file>

<file path=Object 18/content.xml><?xml version="1.0" encoding="utf-8"?>
<math xmlns="http://www.w3.org/1998/Math/MathML">
  <semantics>
    <mrow>
      <mrow>
        <msub>
          <mi>R</mi>
          <mn>2</mn>
        </msub>
        <mo stretchy="false">=</mo>
        <mi>?</mi>
      </mrow>
    </mrow>
    <annotation encoding="StarMath 5.0">R_2 = ?</annotation>
  </semantics>
</math>
</file>

<file path=Object 19/content.xml><?xml version="1.0" encoding="utf-8"?>
<math xmlns="http://www.w3.org/1998/Math/MathML">
  <semantics>
    <mrow>
      <mrow>
        <msub>
          <mi>I</mi>
          <mn>2</mn>
        </msub>
        <mo stretchy="false">=</mo>
        <mn>1.75A</mn>
      </mrow>
    </mrow>
    <annotation encoding="StarMath 5.0">I_2 = 1.75A</annotation>
  </semantics>
</math>
</file>

<file path=Object 2/content.xml><?xml version="1.0" encoding="utf-8"?>
<math xmlns="http://www.w3.org/1998/Math/MathML">
  <semantics>
    <mrow>
      <mrow>
        <mrow>
          <msub>
            <mi>A</mi>
            <mi mathvariant="italic">johdinpinta</mi>
          </msub>
          <mo stretchy="false">=</mo>
          <msup>
            <mn>10mm</mn>
            <mn>2</mn>
          </msup>
        </mrow>
        <mo stretchy="false">=</mo>
        <msup>
          <mn>0.00001m</mn>
          <mn>2</mn>
        </msup>
      </mrow>
    </mrow>
    <annotation encoding="StarMath 5.0">A_johdinpinta = 10mm^2 = 0.00001m^2</annotation>
  </semantics>
</math>
</file>

<file path=Object 20/content.xml><?xml version="1.0" encoding="utf-8"?>
<math xmlns="http://www.w3.org/1998/Math/MathML">
  <semantics>
    <mrow>
      <mrow>
        <msub>
          <mi>I</mi>
          <mi mathvariant="italic">lamppu</mi>
        </msub>
        <mo stretchy="false">=</mo>
        <mfrac>
          <mrow>
            <msub>
              <mi>P</mi>
              <mi mathvariant="italic">lamppu</mi>
            </msub>
          </mrow>
          <mrow>
            <msub>
              <mi>U</mi>
              <mi mathvariant="italic">lamppu</mi>
            </msub>
          </mrow>
        </mfrac>
      </mrow>
    </mrow>
    <annotation encoding="StarMath 5.0">I_lamppu = {P_lamppu} over {U_lamppu} </annotation>
  </semantics>
</math>
</file>

<file path=Object 21/content.xml><?xml version="1.0" encoding="utf-8"?>
<math xmlns="http://www.w3.org/1998/Math/MathML">
  <semantics>
    <mrow>
      <mrow>
        <msub>
          <mi>I</mi>
          <mi mathvariant="italic">lamppu</mi>
        </msub>
        <mo stretchy="false">=</mo>
        <mn>0.17391</mn>
      </mrow>
      <mn>...</mn>
      <mi>A</mi>
    </mrow>
    <annotation encoding="StarMath 5.0">I_lamppu = 0.17391...A</annotation>
  </semantics>
</math>
</file>

<file path=Object 22/content.xml><?xml version="1.0" encoding="utf-8"?>
<math xmlns="http://www.w3.org/1998/Math/MathML">
  <semantics>
    <mrow>
      <mrow>
        <msub>
          <mi>I</mi>
          <mn>1</mn>
        </msub>
        <mo stretchy="false">=</mo>
        <mrow>
          <mn>32</mn>
          <mo stretchy="false">⋅</mo>
          <mn>0.17391</mn>
        </mrow>
      </mrow>
      <mn>...</mn>
      <mi>A</mi>
    </mrow>
    <annotation encoding="StarMath 5.0">I_1 = 32 cdot 0.17391...A</annotation>
  </semantics>
</math>
</file>

<file path=Object 23/content.xml><?xml version="1.0" encoding="utf-8"?>
<math xmlns="http://www.w3.org/1998/Math/MathML">
  <semantics>
    <mrow>
      <mrow>
        <msub>
          <mi>I</mi>
          <mi mathvariant="italic">lamput</mi>
        </msub>
        <mo stretchy="false">=</mo>
        <mn>5.5652</mn>
      </mrow>
      <mn>...</mn>
      <mi>A</mi>
    </mrow>
    <annotation encoding="StarMath 5.0">I_lamput = 5.5652...A</annotation>
  </semantics>
</math>
</file>

<file path=Object 24/content.xml><?xml version="1.0" encoding="utf-8"?>
<math xmlns="http://www.w3.org/1998/Math/MathML">
  <semantics>
    <mrow>
      <mrow>
        <mi>R</mi>
        <mo stretchy="false">=</mo>
        <mrow>
          <msub>
            <mi>R</mi>
            <mi mathvariant="italic">lamput</mi>
          </msub>
          <mo stretchy="false">+</mo>
          <msub>
            <mi>R</mi>
            <mi mathvariant="italic">johto</mi>
          </msub>
        </mrow>
      </mrow>
    </mrow>
    <annotation encoding="StarMath 5.0">R = R_lamput + R_johto </annotation>
  </semantics>
</math>
</file>

<file path=Object 25/content.xml><?xml version="1.0" encoding="utf-8"?>
<math xmlns="http://www.w3.org/1998/Math/MathML">
  <semantics>
    <mrow>
      <mrow>
        <mi>R</mi>
        <mo stretchy="false">=</mo>
        <mn>2.3629</mn>
      </mrow>
      <mrow>
        <mn>...</mn>
        <mo stretchy="false">⋅</mo>
        <msup>
          <mn>10</mn>
          <mrow>
            <mo stretchy="false">−</mo>
            <mn>5</mn>
          </mrow>
        </msup>
      </mrow>
      <mrow>
        <mo stretchy="false">Ω</mo>
        <mo stretchy="false">+</mo>
        <mn>2.752</mn>
      </mrow>
      <mo stretchy="false">Ω</mo>
    </mrow>
    <annotation encoding="StarMath 5.0">R = 2.3629...cdot 10^-5%OMEGA + 2.752%OMEGA</annotation>
  </semantics>
</math>
</file>

<file path=Object 26/content.xml><?xml version="1.0" encoding="utf-8"?>
<math xmlns="http://www.w3.org/1998/Math/MathML">
  <semantics>
    <mrow>
      <mrow>
        <mi>R</mi>
        <mo stretchy="false">=</mo>
        <mn>2.752023629</mn>
      </mrow>
      <mn>...</mn>
      <mo stretchy="false">Ω</mo>
    </mrow>
    <annotation encoding="StarMath 5.0">R = 2.752023629... %OMEGA</annotation>
  </semantics>
</math>
</file>

<file path=Object 27/content.xml><?xml version="1.0" encoding="utf-8"?>
<math xmlns="http://www.w3.org/1998/Math/MathML">
  <semantics>
    <mrow>
      <mrow>
        <mrow>
          <msub>
            <mi>R</mi>
            <mi mathvariant="italic">johto</mi>
          </msub>
          <mo stretchy="false">⋅</mo>
          <msub>
            <mi>I</mi>
            <mi mathvariant="italic">lamput</mi>
          </msub>
        </mrow>
        <mo stretchy="false">=</mo>
        <mn>2.75202</mn>
      </mrow>
      <mrow>
        <mo stretchy="false">Ω</mo>
        <mo stretchy="false">⋅</mo>
        <mn>5.5652</mn>
      </mrow>
      <mn>...</mn>
      <mi>A</mi>
    </mrow>
    <annotation encoding="StarMath 5.0">R_johto cdot I_lamput = 2.75202%OMEGA cdot 5.5652...A</annotation>
  </semantics>
</math>
</file>

<file path=Object 28/content.xml><?xml version="1.0" encoding="utf-8"?>
<math xmlns="http://www.w3.org/1998/Math/MathML">
  <semantics>
    <mrow>
      <mrow>
        <mrow>
          <msub>
            <mi>R</mi>
            <mi mathvariant="italic">johto</mi>
          </msub>
          <mo stretchy="false">⋅</mo>
          <msub>
            <mi>I</mi>
            <mi mathvariant="italic">lamput</mi>
          </msub>
        </mrow>
        <mo stretchy="false">=</mo>
        <mn>2.75202</mn>
      </mrow>
      <mrow>
        <mo stretchy="false">Ω</mo>
        <mo stretchy="false">⋅</mo>
        <mn>5.5652</mn>
      </mrow>
      <mn>...</mn>
      <mi>A</mi>
    </mrow>
    <annotation encoding="StarMath 5.0">R_johto cdot I_lamput = 2.75202%OMEGA cdot 5.5652...A</annotation>
  </semantics>
</math>
</file>

<file path=Object 29/content.xml><?xml version="1.0" encoding="utf-8"?>
<math xmlns="http://www.w3.org/1998/Math/MathML">
  <semantics>
    <mrow>
      <mrow>
        <mrow>
          <msub>
            <mi>R</mi>
            <mi mathvariant="italic">johto</mi>
          </msub>
          <mo stretchy="false">⋅</mo>
          <msub>
            <mi>I</mi>
            <mi mathvariant="italic">lamput</mi>
          </msub>
        </mrow>
        <mo stretchy="false">=</mo>
        <mn>15.315</mn>
      </mrow>
      <mi>V</mi>
    </mrow>
    <annotation encoding="StarMath 5.0">R_johto cdot I_lamput = 15.315 V</annotation>
  </semantics>
</math>
</file>

<file path=Object 3/content.xml><?xml version="1.0" encoding="utf-8"?>
<math xmlns="http://www.w3.org/1998/Math/MathML">
  <semantics>
    <mrow>
      <mrow>
        <msub>
          <mi>P</mi>
          <mi mathvariant="italic">lamppu</mi>
        </msub>
        <mo stretchy="false">=</mo>
        <mn>40W</mn>
      </mrow>
    </mrow>
    <annotation encoding="StarMath 5.0">P_lamppu = 40W</annotation>
  </semantics>
</math>
</file>

<file path=Object 30/content.xml><?xml version="1.0" encoding="utf-8"?>
<math xmlns="http://www.w3.org/1998/Math/MathML">
  <semantics>
    <mrow>
      <mrow>
        <mrow>
          <mi>U</mi>
          <mo stretchy="false">=</mo>
          <mrow>
            <msub>
              <mi>U</mi>
              <mi mathvariant="italic">lamppu</mi>
            </msub>
            <mo stretchy="false">+</mo>
            <msub>
              <mi>U</mi>
              <mi mathvariant="italic">häviö</mi>
            </msub>
          </mrow>
        </mrow>
        <mo stretchy="false">=</mo>
        <mrow>
          <mn>230V</mn>
          <mo stretchy="false">+</mo>
          <mn>15.315</mn>
        </mrow>
      </mrow>
      <mrow>
        <mi>V</mi>
        <mo stretchy="false">=</mo>
        <mn>245.3V</mn>
      </mrow>
    </mrow>
    <annotation encoding="StarMath 5.0">U = U_lamppu + U_häviö = 230V + 15.315 V = 245.3V</annotation>
  </semantics>
</math>
</file>

<file path=Object 31/content.xml><?xml version="1.0" encoding="utf-8"?>
<math xmlns="http://www.w3.org/1998/Math/MathML">
  <semantics>
    <mrow>
      <mrow>
        <mi>U</mi>
        <mo stretchy="false">=</mo>
        <mrow>
          <mi>R</mi>
          <mo stretchy="false">⋅</mo>
          <mi>I</mi>
        </mrow>
      </mrow>
    </mrow>
    <annotation encoding="StarMath 5.0">U = R cdot I</annotation>
  </semantics>
</math>
</file>

<file path=Object 32/content.xml><?xml version="1.0" encoding="utf-8"?>
<math xmlns="http://www.w3.org/1998/Math/MathML">
  <semantics>
    <mrow>
      <mrow>
        <mi>U</mi>
        <mo stretchy="false">=</mo>
        <mrow>
          <mrow>
            <mo stretchy="false">(</mo>
            <mrow>
              <mrow>
                <msub>
                  <mi>R</mi>
                  <mi>i</mi>
                </msub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n>1</mn>
                            </msub>
                          </mrow>
                        </mfrac>
                        <mo stretchy="false">+</mo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n>2</mn>
                            </msub>
                          </mrow>
                        </mfrac>
                      </mrow>
                    </mrow>
                    <mo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)</mo>
          </mrow>
          <mo stretchy="false">⋅</mo>
          <mi>I</mi>
        </mrow>
      </mrow>
    </mrow>
    <annotation encoding="StarMath 5.0">U = (R_i + ({1} over {R_1}+{1} over {R_2})^-1 )  cdot I </annotation>
  </semantics>
</math>
</file>

<file path=Object 33/content.xml><?xml version="1.0" encoding="utf-8"?>
<math xmlns="http://www.w3.org/1998/Math/MathML">
  <semantics>
    <mrow>
      <mrow>
        <mrow>
          <mfrac>
            <mrow>
              <mi>U</mi>
            </mrow>
            <mrow>
              <mi>I</mi>
            </mrow>
          </mfrac>
          <mo stretchy="false">−</mo>
          <msub>
            <mi>R</mi>
            <mi>i</mi>
          </msub>
        </mrow>
        <mo stretchy="false">=</mo>
        <mfrac>
          <mrow>
            <mrow>
              <msub>
                <mi>R</mi>
                <mn>1</mn>
              </msub>
              <mo stretchy="false">⋅</mo>
              <msub>
                <mi>R</mi>
                <mn>2</mn>
              </msub>
            </mrow>
          </mrow>
          <mn>2</mn>
        </mfrac>
      </mrow>
    </mrow>
    <annotation encoding="StarMath 5.0">{U} over {I} - R_i ={R_1 cdot R_2} over 2 </annotation>
  </semantics>
</math>
</file>

<file path=Object 34/content.xml><?xml version="1.0" encoding="utf-8"?>
<math xmlns="http://www.w3.org/1998/Math/MathML">
  <semantics>
    <mrow>
      <mrow>
        <mrow>
          <mfrac>
            <mrow>
              <mn>2</mn>
              <mo stretchy="false">⋅</mo>
              <mrow>
                <mi>U</mi>
              </mrow>
            </mrow>
            <mrow>
              <mrow>
                <mi>I</mi>
                <mo stretchy="false">⋅</mo>
                <msub>
                  <mi>R</mi>
                  <mn>1</mn>
                </msub>
              </mrow>
            </mrow>
          </mfrac>
          <mo stretchy="false">−</mo>
          <msub>
            <mi>R</mi>
            <mi>i</mi>
          </msub>
        </mrow>
        <mo stretchy="false">=</mo>
        <msub>
          <mi>R</mi>
          <mn>2</mn>
        </msub>
      </mrow>
    </mrow>
    <annotation encoding="StarMath 5.0">2 cdot {U} over {I cdot R_1} - R_i = R_2 </annotation>
  </semantics>
</math>
</file>

<file path=Object 35/content.xml><?xml version="1.0" encoding="utf-8"?>
<math xmlns="http://www.w3.org/1998/Math/MathML">
  <semantics>
    <mrow>
      <mrow>
        <msub>
          <mi>U</mi>
          <mn>2</mn>
        </msub>
        <mo stretchy="false">=</mo>
        <mrow>
          <msub>
            <mi>R</mi>
            <mn>2</mn>
          </msub>
          <mo stretchy="false">⋅</mo>
          <msub>
            <mi>I</mi>
            <mn>2</mn>
          </msub>
        </mrow>
      </mrow>
    </mrow>
    <annotation encoding="StarMath 5.0">U_2 = R_2 cdot I_2</annotation>
  </semantics>
</math>
</file>

<file path=Object 36/content.xml><?xml version="1.0" encoding="utf-8"?>
<math xmlns="http://www.w3.org/1998/Math/MathML">
  <semantics>
    <mrow>
      <mrow>
        <msub>
          <mi>U</mi>
          <mn>1</mn>
        </msub>
        <mo stretchy="false">=</mo>
        <mn>5</mn>
      </mrow>
      <mrow>
        <mo stretchy="false">Ω</mo>
        <mo stretchy="false">⋅</mo>
        <mn>1.75A</mn>
      </mrow>
    </mrow>
    <annotation encoding="StarMath 5.0">U_1 = 5%OMEGA cdot 1.75A</annotation>
  </semantics>
</math>
</file>

<file path=Object 37/content.xml><?xml version="1.0" encoding="utf-8"?>
<math xmlns="http://www.w3.org/1998/Math/MathML">
  <semantics>
    <mrow>
      <mrow>
        <mi>I</mi>
        <mo stretchy="false">=</mo>
        <mn>1.6A</mn>
      </mrow>
    </mrow>
    <annotation encoding="StarMath 5.0">I = 1.6A</annotation>
  </semantics>
</math>
</file>

<file path=Object 38/content.xml><?xml version="1.0" encoding="utf-8"?>
<math xmlns="http://www.w3.org/1998/Math/MathML">
  <semantics>
    <mrow>
      <mrow>
        <msub>
          <mi>R</mi>
          <mi>i</mi>
        </msub>
        <mo stretchy="false">=</mo>
        <mn>0.8</mn>
      </mrow>
      <mo stretchy="false">Ω</mo>
    </mrow>
    <annotation encoding="StarMath 5.0">R_i = 0.8%OMEGA</annotation>
  </semantics>
</math>
</file>

<file path=Object 39/content.xml><?xml version="1.0" encoding="utf-8"?>
<math xmlns="http://www.w3.org/1998/Math/MathML">
  <semantics>
    <mrow>
      <mrow>
        <msub>
          <mi>R</mi>
          <mn>1</mn>
        </msub>
        <mo stretchy="false">=</mo>
        <mn>10</mn>
      </mrow>
      <mo stretchy="false">Ω</mo>
    </mrow>
    <annotation encoding="StarMath 5.0">R_1 = 10%OMEGA</annotation>
  </semantics>
</math>
</file>

<file path=Object 4/content.xml><?xml version="1.0" encoding="utf-8"?>
<math xmlns="http://www.w3.org/1998/Math/MathML">
  <semantics>
    <mrow>
      <mrow>
        <msub>
          <mi>U</mi>
          <mi mathvariant="italic">lamppu</mi>
        </msub>
        <mo stretchy="false">=</mo>
        <mn>230V</mn>
      </mrow>
    </mrow>
    <annotation encoding="StarMath 5.0">U_lamppu = 230V</annotation>
  </semantics>
</math>
</file>

<file path=Object 40/content.xml><?xml version="1.0" encoding="utf-8"?>
<math xmlns="http://www.w3.org/1998/Math/MathML">
  <semantics>
    <mrow>
      <mrow>
        <msub>
          <mi>R</mi>
          <mn>2</mn>
        </msub>
        <mo stretchy="false">=</mo>
        <mn>15</mn>
      </mrow>
      <mo stretchy="false">Ω</mo>
    </mrow>
    <annotation encoding="StarMath 5.0">R_2 = 15%OMEGA</annotation>
  </semantics>
</math>
</file>

<file path=Object 41/content.xml><?xml version="1.0" encoding="utf-8"?>
<math xmlns="http://www.w3.org/1998/Math/MathML">
  <semantics>
    <mrow>
      <mrow>
        <mi>U</mi>
        <mo stretchy="false">=</mo>
        <mrow>
          <mi>R</mi>
          <mo stretchy="false">⋅</mo>
          <mi>I</mi>
        </mrow>
      </mrow>
    </mrow>
    <annotation encoding="StarMath 5.0">U = R cdot I</annotation>
  </semantics>
</math>
</file>

<file path=Object 42/content.xml><?xml version="1.0" encoding="utf-8"?>
<math xmlns="http://www.w3.org/1998/Math/MathML">
  <semantics>
    <mrow>
      <mrow>
        <mi>U</mi>
        <mo stretchy="false">=</mo>
        <mn>41.28V</mn>
      </mrow>
    </mrow>
    <annotation encoding="StarMath 5.0">U = 41.28V</annotation>
  </semantics>
</math>
</file>

<file path=Object 43/content.xml><?xml version="1.0" encoding="utf-8"?>
<math xmlns="http://www.w3.org/1998/Math/MathML">
  <semantics>
    <mrow>
      <mrow>
        <mi>U</mi>
        <mo stretchy="false">=</mo>
        <mrow>
          <mrow>
            <mrow>
              <msub>
                <mi>R</mi>
                <mi>i</mi>
              </msub>
              <mo stretchy="false">⋅</mo>
              <mi>I</mi>
            </mrow>
            <mo stretchy="false">+</mo>
            <mrow>
              <msub>
                <mi>R</mi>
                <mn>1</mn>
              </msub>
              <mo stretchy="false">⋅</mo>
              <mi>I</mi>
            </mrow>
          </mrow>
          <mo stretchy="false">+</mo>
          <mrow>
            <msub>
              <mi>R</mi>
              <mn>2</mn>
            </msub>
            <mo stretchy="false">⋅</mo>
            <mi>I</mi>
          </mrow>
        </mrow>
      </mrow>
    </mrow>
    <annotation encoding="StarMath 5.0">U = R_i cdot I + R_1 cdot I + R_2 cdot I</annotation>
  </semantics>
</math>
</file>

<file path=Object 44/content.xml><?xml version="1.0" encoding="utf-8"?>
<math xmlns="http://www.w3.org/1998/Math/MathML">
  <semantics>
    <mrow>
      <mrow>
        <mi>U</mi>
        <mo stretchy="false">=</mo>
        <mrow>
          <mrow>
            <mo stretchy="false">(</mo>
            <mrow>
              <mn>0.8</mn>
              <mrow>
                <mo stretchy="false">Ω</mo>
                <mo stretchy="false">+</mo>
                <mn>10</mn>
              </mrow>
              <mrow>
                <mo stretchy="false">Ω</mo>
                <mo stretchy="false">+</mo>
                <mn>15</mn>
              </mrow>
              <mo stretchy="false">Ω</mo>
            </mrow>
            <mo stretchy="false">)</mo>
          </mrow>
          <mo stretchy="false">⋅</mo>
          <mn>1.6A</mn>
        </mrow>
      </mrow>
    </mrow>
    <annotation encoding="StarMath 5.0">U = (0.8%OMEGA + 10%OMEGA + 15%OMEGA )cdot 1.6A</annotation>
  </semantics>
</math>
</file>

<file path=Object 45/content.xml><?xml version="1.0" encoding="utf-8"?>
<math xmlns="http://www.w3.org/1998/Math/MathML">
  <semantics>
    <mrow>
      <mrow>
        <msub>
          <mi>U</mi>
          <mi>i</mi>
        </msub>
        <mo stretchy="false">=</mo>
        <mn>0.8</mn>
      </mrow>
      <mrow>
        <mo stretchy="false">Ω</mo>
        <mo stretchy="false">⋅</mo>
        <mn>1.6A</mn>
      </mrow>
    </mrow>
    <annotation encoding="StarMath 5.0">U_i = 0.8%OMEGA cdot 1.6A</annotation>
  </semantics>
</math>
</file>

<file path=Object 46/content.xml><?xml version="1.0" encoding="utf-8"?>
<math xmlns="http://www.w3.org/1998/Math/MathML">
  <semantics>
    <mrow>
      <mrow>
        <msub>
          <mi>U</mi>
          <mi>i</mi>
        </msub>
        <mo stretchy="false">=</mo>
        <mn>1.28V</mn>
      </mrow>
    </mrow>
    <annotation encoding="StarMath 5.0">U_i = 1.28V</annotation>
  </semantics>
</math>
</file>

<file path=Object 47/content.xml><?xml version="1.0" encoding="utf-8"?>
<math xmlns="http://www.w3.org/1998/Math/MathML">
  <semantics>
    <mrow>
      <mrow>
        <msub>
          <mi>U</mi>
          <mn>1</mn>
        </msub>
        <mo stretchy="false">=</mo>
        <mn>16V</mn>
      </mrow>
    </mrow>
    <annotation encoding="StarMath 5.0">U_1 = 16V</annotation>
  </semantics>
</math>
</file>

<file path=Object 48/content.xml><?xml version="1.0" encoding="utf-8"?>
<math xmlns="http://www.w3.org/1998/Math/MathML">
  <semantics>
    <mrow>
      <mrow>
        <msub>
          <mi>U</mi>
          <mn>1</mn>
        </msub>
        <mo stretchy="false">=</mo>
        <mn>10</mn>
      </mrow>
      <mrow>
        <mo stretchy="false">Ω</mo>
        <mo stretchy="false">⋅</mo>
        <mn>1.6A</mn>
      </mrow>
    </mrow>
    <annotation encoding="StarMath 5.0">U_1 = 10%OMEGA cdot 1.6A</annotation>
  </semantics>
</math>
</file>

<file path=Object 49/content.xml><?xml version="1.0" encoding="utf-8"?>
<math xmlns="http://www.w3.org/1998/Math/MathML">
  <semantics>
    <mrow>
      <mrow>
        <msub>
          <mi>U</mi>
          <mn>2</mn>
        </msub>
        <mo stretchy="false">=</mo>
        <mn>24V</mn>
      </mrow>
    </mrow>
    <annotation encoding="StarMath 5.0">U_2 = 24V</annotation>
  </semantics>
</math>
</file>

<file path=Object 5/content.xml><?xml version="1.0" encoding="utf-8"?>
<math xmlns="http://www.w3.org/1998/Math/MathML">
  <semantics>
    <mrow>
      <mrow>
        <msub>
          <mi>n</mi>
          <mi mathvariant="italic">lamppu</mi>
        </msub>
        <mo stretchy="false">=</mo>
        <mn>32</mn>
      </mrow>
    </mrow>
    <annotation encoding="StarMath 5.0">n_lamppu = 32</annotation>
  </semantics>
</math>
</file>

<file path=Object 50/content.xml><?xml version="1.0" encoding="utf-8"?>
<math xmlns="http://www.w3.org/1998/Math/MathML">
  <semantics>
    <mrow>
      <mrow>
        <msub>
          <mi>U</mi>
          <mn>2</mn>
        </msub>
        <mo stretchy="false">=</mo>
        <mn>15</mn>
      </mrow>
      <mrow>
        <mo stretchy="false">Ω</mo>
        <mo stretchy="false">⋅</mo>
        <mn>1.6A</mn>
      </mrow>
    </mrow>
    <annotation encoding="StarMath 5.0">U_2 = 15%OMEGA cdot 1.6A</annotation>
  </semantics>
</math>
</file>

<file path=Object 51/content.xml><?xml version="1.0" encoding="utf-8"?>
<math xmlns="http://www.w3.org/1998/Math/MathML">
  <semantics>
    <mrow>
      <mrow>
        <msub>
          <mi>U</mi>
          <mi mathvariant="italic">liitin</mi>
        </msub>
        <mo stretchy="false">=</mo>
        <mrow>
          <mi>U</mi>
          <mo stretchy="false">−</mo>
          <msub>
            <mi>R</mi>
            <mi>i</mi>
          </msub>
        </mrow>
      </mrow>
    </mrow>
    <annotation encoding="StarMath 5.0">U_liitin = U - R_i</annotation>
  </semantics>
</math>
</file>

<file path=Object 52/content.xml><?xml version="1.0" encoding="utf-8"?>
<math xmlns="http://www.w3.org/1998/Math/MathML">
  <semantics>
    <mrow>
      <mrow>
        <msub>
          <mi>U</mi>
          <mi mathvariant="italic">liitin</mi>
        </msub>
        <mo stretchy="false">=</mo>
        <mrow>
          <mn>41.28V</mn>
          <mo stretchy="false">−</mo>
          <mn>1.28V</mn>
        </mrow>
      </mrow>
    </mrow>
    <annotation encoding="StarMath 5.0">U_liitin =  41.28V - 1.28V</annotation>
  </semantics>
</math>
</file>

<file path=Object 53/content.xml><?xml version="1.0" encoding="utf-8"?>
<math xmlns="http://www.w3.org/1998/Math/MathML">
  <semantics>
    <mrow>
      <mrow>
        <msub>
          <mi>U</mi>
          <mi mathvariant="italic">liitin</mi>
        </msub>
        <mo stretchy="false">=</mo>
        <mn>40.0V</mn>
      </mrow>
    </mrow>
    <annotation encoding="StarMath 5.0">U_liitin =  40.0V</annotation>
  </semantics>
</math>
</file>

<file path=Object 54/content.xml><?xml version="1.0" encoding="utf-8"?>
<math xmlns="http://www.w3.org/1998/Math/MathML">
  <semantics>
    <mrow>
      <mrow>
        <msub>
          <mi>R</mi>
          <mn>1</mn>
        </msub>
        <mo stretchy="false">=</mo>
        <mn>10</mn>
      </mrow>
      <mo stretchy="false">Ω</mo>
    </mrow>
    <annotation encoding="StarMath 5.0">R_1 = 10%OMEGA</annotation>
  </semantics>
</math>
</file>

<file path=Object 55/content.xml><?xml version="1.0" encoding="utf-8"?>
<math xmlns="http://www.w3.org/1998/Math/MathML">
  <semantics>
    <mrow>
      <mrow>
        <msub>
          <mi>R</mi>
          <mi>i</mi>
        </msub>
        <mo stretchy="false">=</mo>
        <mn>0.5</mn>
      </mrow>
      <mo stretchy="false">Ω</mo>
    </mrow>
    <annotation encoding="StarMath 5.0">R_i = 0.5%OMEGA</annotation>
  </semantics>
</math>
</file>

<file path=Object 56/content.xml><?xml version="1.0" encoding="utf-8"?>
<math xmlns="http://www.w3.org/1998/Math/MathML">
  <semantics>
    <mrow>
      <mrow>
        <mi>U</mi>
        <mo stretchy="false">=</mo>
        <mn>10V</mn>
      </mrow>
    </mrow>
    <annotation encoding="StarMath 5.0">U = 10V</annotation>
  </semantics>
</math>
</file>

<file path=Object 57/content.xml><?xml version="1.0" encoding="utf-8"?>
<math xmlns="http://www.w3.org/1998/Math/MathML">
  <semantics>
    <mrow>
      <mrow>
        <msub>
          <mi>I</mi>
          <mn>2</mn>
        </msub>
        <mo stretchy="false">=</mo>
        <msub>
          <mi>I</mi>
          <mn>3</mn>
        </msub>
      </mrow>
    </mrow>
    <annotation encoding="StarMath 5.0">I_2 = I_3</annotation>
  </semantics>
</math>
</file>

<file path=Object 58/content.xml><?xml version="1.0" encoding="utf-8"?>
<math xmlns="http://www.w3.org/1998/Math/MathML">
  <semantics>
    <mrow>
      <mrow>
        <msub>
          <mi>I</mi>
          <mn>1</mn>
        </msub>
        <mo stretchy="false">=</mo>
        <mn>1.25A</mn>
      </mrow>
    </mrow>
    <annotation encoding="StarMath 5.0">I_1 = 1.25A</annotation>
  </semantics>
</math>
</file>

<file path=Object 59/content.xml><?xml version="1.0" encoding="utf-8"?>
<math xmlns="http://www.w3.org/1998/Math/MathML">
  <semantics>
    <mrow>
      <mrow>
        <msub>
          <mi>I</mi>
          <mn>2</mn>
        </msub>
        <mo stretchy="false">=</mo>
        <mn>0.625A</mn>
      </mrow>
    </mrow>
    <annotation encoding="StarMath 5.0">I_2 = 0.625A</annotation>
  </semantics>
</math>
</file>

<file path=Object 6/content.xml><?xml version="1.0" encoding="utf-8"?>
<math xmlns="http://www.w3.org/1998/Math/MathML">
  <semantics>
    <mrow>
      <mrow>
        <msub>
          <mi>R</mi>
          <mi mathvariant="italic">lamput</mi>
        </msub>
        <mo stretchy="false">=</mo>
        <msup>
          <mrow>
            <mo stretchy="false">(</mo>
            <mrow>
              <mfrac>
                <mrow>
                  <mrow>
                    <mn>32</mn>
                    <mo stretchy="false">⋅</mo>
                    <msubsup>
                      <mi>U</mi>
                      <mi mathvariant="italic">lamppu</mi>
                      <mn>2</mn>
                    </msubsup>
                  </mrow>
                </mrow>
                <mrow>
                  <msub>
                    <mi>P</mi>
                    <mi mathvariant="italic">lamppu</mi>
                  </msub>
                </mrow>
              </mfrac>
            </mrow>
            <mo stretchy="false">)</mo>
          </mrow>
          <mrow>
            <mo stretchy="false">−</mo>
            <mn>1</mn>
          </mrow>
        </msup>
      </mrow>
    </mrow>
    <annotation encoding="StarMath 5.0">R_lamput = ({32 cdot U_lamppu^2} over {P_lamppu} )^-1</annotation>
  </semantics>
</math>
</file>

<file path=Object 60/content.xml><?xml version="1.0" encoding="utf-8"?>
<math xmlns="http://www.w3.org/1998/Math/MathML">
  <semantics>
    <mrow>
      <mrow>
        <msub>
          <mi>I</mi>
          <mn>3</mn>
        </msub>
        <mo stretchy="false">=</mo>
        <mn>0.625A</mn>
      </mrow>
    </mrow>
    <annotation encoding="StarMath 5.0">I_3 = 0.625A</annotation>
  </semantics>
</math>
</file>

<file path=Object 61/content.xml><?xml version="1.0" encoding="utf-8"?>
<math xmlns="http://www.w3.org/1998/Math/MathML">
  <semantics>
    <mrow>
      <mrow>
        <mi>P</mi>
        <mo stretchy="false">=</mo>
        <mrow>
          <msup>
            <mi>I</mi>
            <mn>2</mn>
          </msup>
          <mo stretchy="false">⋅</mo>
          <mi>R</mi>
        </mrow>
      </mrow>
    </mrow>
    <annotation encoding="StarMath 5.0">P = I^2 cdot R</annotation>
  </semantics>
</math>
</file>

<file path=Object 62/content.xml><?xml version="1.0" encoding="utf-8"?>
<math xmlns="http://www.w3.org/1998/Math/MathML">
  <semantics>
    <mrow>
      <mrow>
        <mi>P</mi>
        <mo stretchy="false">=</mo>
        <mrow>
          <msup>
            <mrow>
              <mo stretchy="false">(</mo>
              <mrow>
                <mrow>
                  <mfrac>
                    <mrow>
                      <mn>20</mn>
                    </mrow>
                    <mrow>
                      <mn>24</mn>
                    </mrow>
                  </mfrac>
                  <mo stretchy="false">⋅</mo>
                  <mn>3.409</mn>
                </mrow>
                <mn>...</mn>
                <mi>A</mi>
              </mrow>
              <mo stretchy="false">)</mo>
            </mrow>
            <mn>2</mn>
          </msup>
          <mo stretchy="false">⋅</mo>
          <mn>4</mn>
        </mrow>
      </mrow>
      <mo stretchy="false">Ω</mo>
    </mrow>
    <annotation encoding="StarMath 5.0">P = ({20} over {24} cdot 3.409...A)^2 cdot 4%OMEGA</annotation>
  </semantics>
</math>
</file>

<file path=Object 63/content.xml><?xml version="1.0" encoding="utf-8"?>
<math xmlns="http://www.w3.org/1998/Math/MathML">
  <semantics>
    <mrow>
      <mrow>
        <mi>I</mi>
        <mo stretchy="false">=</mo>
        <mfrac>
          <mrow>
            <mn>25V</mn>
          </mrow>
          <mrow>
            <mrow>
              <mo stretchy="false">(</mo>
              <mrow>
                <mn>1</mn>
                <mrow>
                  <mo stretchy="false">Ω</mo>
                  <mo stretchy="false">+</mo>
                  <mn>2</mn>
                </mrow>
                <mrow>
                  <mo stretchy="false">Ω</mo>
                  <mo stretchy="false">+</mo>
                  <mn>1</mn>
                </mrow>
                <mrow>
                  <mo stretchy="false">Ω</mo>
                  <mo stretchy="false">+</mo>
                  <msup>
                    <mrow>
                      <mo stretchy="false">(</mo>
                      <mrow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  <mo stretchy="false">Ω</mo>
                            </mrow>
                          </mfrac>
                          <mo stretchy="false">+</mo>
                          <mfrac>
                            <mrow>
                              <mn>1</mn>
                            </mrow>
                            <mrow>
                              <mn>20</mn>
                              <mo stretchy="false">Ω</mo>
                            </mrow>
                          </mfrac>
                        </mrow>
                      </mrow>
                      <mo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stretchy="false">)</mo>
            </mrow>
          </mrow>
        </mfrac>
      </mrow>
    </mrow>
    <annotation encoding="StarMath 5.0">I = {25V} over {(1%OMEGA + 2%OMEGA + 1%OMEGA + ({1} over {4%OMEGA} + {1} over {20%OMEGA})^-1)} </annotation>
  </semantics>
</math>
</file>

<file path=Object 64/content.xml><?xml version="1.0" encoding="utf-8"?>
<math xmlns="http://www.w3.org/1998/Math/MathML">
  <semantics>
    <mrow>
      <mrow>
        <mi>I</mi>
        <mo stretchy="false">=</mo>
        <mn>3.409</mn>
      </mrow>
      <mn>...</mn>
      <mi>A</mi>
    </mrow>
    <annotation encoding="StarMath 5.0">I = 3.409...A</annotation>
  </semantics>
</math>
</file>

<file path=Object 65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66/content.xml><?xml version="1.0" encoding="utf-8"?>
<math xmlns="http://www.w3.org/1998/Math/MathML">
  <semantics>
    <mrow>
      <mrow>
        <msub>
          <mi>P</mi>
          <mn>1</mn>
        </msub>
        <mo stretchy="false">=</mo>
        <mrow>
          <msup>
            <mrow>
              <mo stretchy="false">(</mo>
              <mrow>
                <mn>3.409</mn>
                <mn>...</mn>
              </mrow>
              <mo stretchy="false">)</mo>
            </mrow>
            <mn>2</mn>
          </msup>
          <mo stretchy="false">⋅</mo>
          <mn>2</mn>
        </mrow>
      </mrow>
      <mo stretchy="false">Ω</mo>
    </mrow>
    <annotation encoding="StarMath 5.0">P_1 = (3.409...)^2 cdot 2%OMEGA</annotation>
  </semantics>
</math>
</file>

<file path=Object 67/content.xml><?xml version="1.0" encoding="utf-8"?>
<math xmlns="http://www.w3.org/1998/Math/MathML">
  <semantics>
    <mrow>
      <mrow>
        <msub>
          <mi>P</mi>
          <mn>1</mn>
        </msub>
        <mo stretchy="false">=</mo>
        <mrow>
          <msup>
            <mrow>
              <mo stretchy="false">(</mo>
              <mrow>
                <mn>3.409</mn>
                <mn>...</mn>
              </mrow>
              <mo stretchy="false">)</mo>
            </mrow>
            <mn>2</mn>
          </msup>
          <mo stretchy="false">⋅</mo>
          <mn>2</mn>
        </mrow>
      </mrow>
      <mo stretchy="false">Ω</mo>
    </mrow>
    <annotation encoding="StarMath 5.0">P_1 = (3.409...)^2 cdot 2%OMEGA</annotation>
  </semantics>
</math>
</file>

<file path=Object 68/content.xml><?xml version="1.0" encoding="utf-8"?>
<math xmlns="http://www.w3.org/1998/Math/MathML">
  <semantics>
    <mrow>
      <mrow>
        <msub>
          <mi>P</mi>
          <mn>1</mn>
        </msub>
        <mo stretchy="false">=</mo>
        <mn>23.243</mn>
      </mrow>
      <mn>...</mn>
      <mi>W</mi>
    </mrow>
    <annotation encoding="StarMath 5.0">P_1 = 23.243...W</annotation>
  </semantics>
</math>
</file>

<file path=Object 69/content.xml><?xml version="1.0" encoding="utf-8"?>
<math xmlns="http://www.w3.org/1998/Math/MathML">
  <semantics>
    <mrow>
      <mrow>
        <mi>P</mi>
        <mo stretchy="false">=</mo>
        <mrow>
          <msup>
            <mi>I</mi>
            <mn>2</mn>
          </msup>
          <mo stretchy="false">⋅</mo>
          <mi>R</mi>
        </mrow>
      </mrow>
    </mrow>
    <annotation encoding="StarMath 5.0">P = I^2 cdot R</annotation>
  </semantics>
</math>
</file>

<file path=Object 7/content.xml><?xml version="1.0" encoding="utf-8"?>
<math xmlns="http://www.w3.org/1998/Math/MathML">
  <semantics>
    <mrow>
      <mrow>
        <mi>U</mi>
        <mo stretchy="false">=</mo>
        <mn>10V</mn>
      </mrow>
    </mrow>
    <annotation encoding="StarMath 5.0">U = 10V</annotation>
  </semantics>
</math>
</file>

<file path=Object 70/content.xml><?xml version="1.0" encoding="utf-8"?>
<math xmlns="http://www.w3.org/1998/Math/MathML">
  <semantics>
    <mrow>
      <mrow>
        <msub>
          <mi>P</mi>
          <mn>2</mn>
        </msub>
        <mo stretchy="false">=</mo>
        <mrow>
          <msup>
            <mrow>
              <mo stretchy="false">(</mo>
              <mrow>
                <mn>3.409</mn>
                <mn>...</mn>
              </mrow>
              <mo stretchy="false">)</mo>
            </mrow>
            <mn>2</mn>
          </msup>
          <mo stretchy="false">⋅</mo>
          <mn>1</mn>
        </mrow>
      </mrow>
      <mo stretchy="false">Ω</mo>
    </mrow>
    <annotation encoding="StarMath 5.0">P_2 = (3.409...)^2 cdot 1%OMEGA</annotation>
  </semantics>
</math>
</file>

<file path=Object 71/content.xml><?xml version="1.0" encoding="utf-8"?>
<math xmlns="http://www.w3.org/1998/Math/MathML">
  <semantics>
    <mrow>
      <mrow>
        <msub>
          <mi>P</mi>
          <mn>2</mn>
        </msub>
        <mo stretchy="false">=</mo>
        <mrow>
          <msup>
            <mrow>
              <mo stretchy="false">(</mo>
              <mrow>
                <mn>3.409</mn>
                <mn>...</mn>
              </mrow>
              <mo stretchy="false">)</mo>
            </mrow>
            <mn>2</mn>
          </msup>
          <mo stretchy="false">⋅</mo>
          <mn>1</mn>
        </mrow>
      </mrow>
      <mo stretchy="false">Ω</mo>
    </mrow>
    <annotation encoding="StarMath 5.0">P_2 = (3.409...)^2 cdot 1%OMEGA</annotation>
  </semantics>
</math>
</file>

<file path=Object 72/content.xml><?xml version="1.0" encoding="utf-8"?>
<math xmlns="http://www.w3.org/1998/Math/MathML">
  <semantics>
    <mrow>
      <mrow>
        <msub>
          <mi>P</mi>
          <mn>2</mn>
        </msub>
        <mo stretchy="false">=</mo>
        <mn>11.621</mn>
      </mrow>
      <mn>...</mn>
      <mi>W</mi>
    </mrow>
    <annotation encoding="StarMath 5.0">P_2 = 11.621...W</annotation>
  </semantics>
</math>
</file>

<file path=Object 73/content.xml><?xml version="1.0" encoding="utf-8"?>
<math xmlns="http://www.w3.org/1998/Math/MathML">
  <semantics>
    <mrow>
      <mrow>
        <mi>P</mi>
        <mo stretchy="false">=</mo>
        <mn>32.283</mn>
      </mrow>
      <mn>...</mn>
      <mi>W</mi>
    </mrow>
    <annotation encoding="StarMath 5.0">P = 32.283...W</annotation>
  </semantics>
</math>
</file>

<file path=Object 74/content.xml><?xml version="1.0" encoding="utf-8"?>
<math xmlns="http://www.w3.org/1998/Math/MathML">
  <semantics>
    <mrow>
      <mrow>
        <mi>P</mi>
        <mo stretchy="false">=</mo>
        <mn>6.45W</mn>
      </mrow>
    </mrow>
    <annotation encoding="StarMath 5.0">P = 6.45W</annotation>
  </semantics>
</math>
</file>

<file path=Object 75/content.xml><?xml version="1.0" encoding="utf-8"?>
<math xmlns="http://www.w3.org/1998/Math/MathML">
  <semantics>
    <mrow>
      <mrow>
        <mi>P</mi>
        <mo stretchy="false">=</mo>
        <mrow>
          <msup>
            <mrow>
              <mo stretchy="false">(</mo>
              <mrow>
                <mrow>
                  <mfrac>
                    <mrow>
                      <mn>4</mn>
                    </mrow>
                    <mrow>
                      <mn>24</mn>
                    </mrow>
                  </mfrac>
                  <mo stretchy="false">⋅</mo>
                  <mn>3.409</mn>
                </mrow>
                <mn>...</mn>
                <mi>A</mi>
              </mrow>
              <mo stretchy="false">)</mo>
            </mrow>
            <mn>2</mn>
          </msup>
          <mo stretchy="false">⋅</mo>
          <mn>20</mn>
        </mrow>
      </mrow>
      <mo stretchy="false">Ω</mo>
    </mrow>
    <annotation encoding="StarMath 5.0">P = ({4} over {24} cdot 3.409...A)^2 cdot 20%OMEGA</annotation>
  </semantics>
</math>
</file>

<file path=Object 76/content.xml><?xml version="1.0" encoding="utf-8"?>
<math xmlns="http://www.w3.org/1998/Math/MathML">
  <semantics>
    <mrow>
      <mrow>
        <msub>
          <mi>E</mi>
          <mn>1</mn>
        </msub>
        <mo stretchy="false">=</mo>
        <mn>9.0V</mn>
      </mrow>
    </mrow>
    <annotation encoding="StarMath 5.0">E_1 = 9.0V</annotation>
  </semantics>
</math>
</file>

<file path=Object 77/content.xml><?xml version="1.0" encoding="utf-8"?>
<math xmlns="http://www.w3.org/1998/Math/MathML">
  <semantics>
    <mrow>
      <mrow>
        <msub>
          <mi>R</mi>
          <mi mathvariant="italic">s1</mi>
        </msub>
        <mo stretchy="false">=</mo>
        <mn>0.15</mn>
      </mrow>
      <mo stretchy="false">Ω</mo>
    </mrow>
    <annotation encoding="StarMath 5.0">R_s1 = 0.15%OMEGA</annotation>
  </semantics>
</math>
</file>

<file path=Object 78/content.xml><?xml version="1.0" encoding="utf-8"?>
<math xmlns="http://www.w3.org/1998/Math/MathML">
  <semantics>
    <mrow>
      <mrow>
        <msub>
          <mi>E</mi>
          <mn>2</mn>
        </msub>
        <mo stretchy="false">=</mo>
        <mn>1.5V</mn>
      </mrow>
    </mrow>
    <annotation encoding="StarMath 5.0">E_2 = 1.5V</annotation>
  </semantics>
</math>
</file>

<file path=Object 79/content.xml><?xml version="1.0" encoding="utf-8"?>
<math xmlns="http://www.w3.org/1998/Math/MathML">
  <semantics>
    <mrow>
      <mrow>
        <msub>
          <mi>R</mi>
          <mi mathvariant="italic">s2</mi>
        </msub>
        <mo stretchy="false">=</mo>
        <mn>0.3</mn>
      </mrow>
      <mo stretchy="false">Ω</mo>
    </mrow>
    <annotation encoding="StarMath 5.0">R_s2 = 0.3%OMEGA</annotation>
  </semantics>
</math>
</file>

<file path=Object 8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o stretchy="false">ρ</mo>
      </mrow>
      <mfrac>
        <mrow>
          <mn>2l</mn>
        </mrow>
        <mrow>
          <mi>A</mi>
        </mrow>
      </mfrac>
    </mrow>
    <annotation encoding="StarMath 5.0">R_johto = %rho{2l} over {A} </annotation>
  </semantics>
</math>
</file>

<file path=Object 80/content.xml><?xml version="1.0" encoding="utf-8"?>
<math xmlns="http://www.w3.org/1998/Math/MathML">
  <semantics>
    <mrow>
      <mrow>
        <msub>
          <mi>R</mi>
          <mi mathvariant="italic">kuorma</mi>
        </msub>
        <mo stretchy="false">=</mo>
        <mn>4.2</mn>
      </mrow>
      <mo stretchy="false">Ω</mo>
    </mrow>
    <annotation encoding="StarMath 5.0">R_kuorma = 4.2%OMEGA</annotation>
  </semantics>
</math>
</file>

<file path=Object 81/content.xml><?xml version="1.0" encoding="utf-8"?>
<math xmlns="http://www.w3.org/1998/Math/MathML">
  <semantics>
    <mrow>
      <mrow>
        <msub>
          <mi>U</mi>
          <mn>1</mn>
        </msub>
        <mo stretchy="false">=</mo>
        <mn>8.75A</mn>
      </mrow>
    </mrow>
    <annotation encoding="StarMath 5.0">U_1 = 8.75A</annotation>
  </semantics>
</math>
</file>

<file path=Object 82/content.xml><?xml version="1.0" encoding="utf-8"?>
<math xmlns="http://www.w3.org/1998/Math/MathML">
  <semantics>
    <mrow>
      <mrow>
        <msub>
          <mi>U</mi>
          <mi mathvariant="italic">liitin</mi>
        </msub>
        <mo stretchy="false">=</mo>
        <mrow>
          <mn>10V</mn>
          <mo stretchy="false">−</mo>
          <mrow>
            <msub>
              <mi>R</mi>
              <mi mathvariant="italic">inter</mi>
            </msub>
            <mo stretchy="false">⋅</mo>
            <msub>
              <mi>I</mi>
              <mn>1</mn>
            </msub>
          </mrow>
        </mrow>
      </mrow>
    </mrow>
    <annotation encoding="StarMath 5.0">U_liitin = 10V - R_inter cdot I_1</annotation>
  </semantics>
</math>
</file>

<file path=Object 9/content.xml><?xml version="1.0" encoding="utf-8"?>
<math xmlns="http://www.w3.org/1998/Math/MathML">
  <semantics>
    <mrow>
      <mi mathvariant="italic">Oletus</mi>
      <mi mathvariant="normal">:</mi>
      <mi mathvariant="italic">lämpötila</mi>
      <mrow>
        <mi mathvariant="italic">pysyy</mi>
        <mo stretchy="false">+</mo>
        <msup>
          <mn>20</mn>
          <mi>o</mi>
        </msup>
      </mrow>
      <mi>C</mi>
      <mi mathvariant="normal">:</mi>
      <mi mathvariant="italic">ssa</mi>
    </mrow>
    <annotation encoding="StarMath 5.0">Oletus: lämpötila pysyy +20^o C:ssa</annotation>
  </semantics>
</math>
</file>